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text/xml" manifest:full-path="Object 25/settings.xml"/>
  <manifest:file-entry manifest:media-type="text/xml" manifest:full-path="Object 25/content.xml"/>
  <manifest:file-entry manifest:media-type="" manifest:full-path="Object 25/Configurations2/accelerator/current.xml"/>
  <manifest:file-entry manifest:media-type="application/vnd.sun.xml.ui.configuration" manifest:full-path="Object 25/Configurations2/"/>
  <manifest:file-entry manifest:media-type="application/vnd.oasis.opendocument.formula" manifest:version="1.2" manifest:full-path="Object 25/"/>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image/png" manifest:full-path="Thumbnails/thumbnail.png"/>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 manifest:full-path="Object 28/Configurations2/accelerator/current.xml"/>
  <manifest:file-entry manifest:media-type="application/vnd.sun.xml.ui.configuration" manifest:full-path="Object 28/Configurations2/"/>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text/xml" manifest:full-path="styles.xml"/>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application/rdf+xml" manifest:full-path="manifest.rdf"/>
  <manifest:file-entry manifest:media-type="application/binary" manifest:full-path="layout-cache"/>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OpenSymbol" svg:font-family="OpenSymbol"/>
    <style:font-face style:name="Times New Roman3" svg:font-family="'Times New Roman'"/>
    <style:font-face style:name="Verdana" svg:font-family="Verdana, Arial, Helvetica, sans-serif"/>
    <style:font-face style:name="monospace" svg:font-family="monospace"/>
    <style:font-face style:name="sans-serif" svg:font-family="sans-serif"/>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in" style:rel-width="100%" table:align="left"/>
    </style:style>
    <style:style style:name="Table1.A" style:family="table-column">
      <style:table-column-properties style:column-width="0.8819in" style:rel-column-width="9171*"/>
    </style:style>
    <style:style style:name="Table1.B" style:family="table-column">
      <style:table-column-properties style:column-width="5.4181in" style:rel-column-width="56363*"/>
    </style:style>
    <style:style style:name="Table1.1" style:family="table-row">
      <style:table-row-properties style:min-row-height="0.7194in"/>
    </style:style>
    <style:style style:name="Table1.A1" style:family="table-cell">
      <style:table-cell-properties style:border-line-width-left="0.0007in 0.0139in 0.0007in" style:border-line-width-top="0.0007in 0.0139in 0.0007in" style:border-line-width-bottom="0.0007in 0.0139in 0.0007in" fo:padding="0.0521in" fo:border-left="0.05pt double #808080" fo:border-right="none" fo:border-top="0.05pt double #808080" fo:border-bottom="0.05pt double #808080"/>
    </style:style>
    <style:style style:name="Table1.B1" style:family="table-cell">
      <style:table-cell-properties style:border-line-width="0.0007in 0.0139in 0.0007in" fo:padding="0.0521in" fo:border="0.05pt double #808080"/>
    </style:style>
    <style:style style:name="Table1.2" style:family="table-row">
      <style:table-row-properties style:min-row-height="4.5174in"/>
    </style:style>
    <style:style style:name="Table1.A2" style:family="table-cell">
      <style:table-cell-properties style:border-line-width-left="0.0007in 0.0139in 0.0007in" style:border-line-width-bottom="0.0007in 0.0139in 0.0007in" fo:padding="0.0521in" fo:border-left="0.05pt double #808080" fo:border-right="none" fo:border-top="none" fo:border-bottom="0.05pt double #808080"/>
    </style:style>
    <style:style style:name="Table1.B2" style:family="table-cell">
      <style:table-cell-properties style:border-line-width-left="0.0007in 0.0139in 0.0007in" style:border-line-width-right="0.0007in 0.0139in 0.0007in" style:border-line-width-bottom="0.0007in 0.0139in 0.0007in" fo:padding="0.0521in" fo:border-left="0.05pt double #808080" fo:border-right="0.05pt double #808080" fo:border-top="none" fo:border-bottom="0.05pt double #808080"/>
    </style:style>
    <style:style style:name="Table2" style:family="table">
      <style:table-properties style:width="6.2972in" table:align="left"/>
    </style:style>
    <style:style style:name="Table2.A" style:family="table-column">
      <style:table-column-properties style:column-width="0.7861in"/>
    </style:style>
    <style:style style:name="Table2.B" style:family="table-column">
      <style:table-column-properties style:column-width="5.511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 style:family="paragraph" style:parent-style-name="Text_20_body">
      <style:text-properties fo:font-variant="normal" fo:text-transform="none" fo:color="#000000"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P3" style:family="paragraph" style:parent-style-name="Text_20_body">
      <style:text-properties fo:font-variant="normal" fo:text-transform="none" fo:color="#000000" style:font-name="Times New Roman3" fo:letter-spacing="normal" fo:font-style="normal" fo:font-weight="normal"/>
    </style:style>
    <style:style style:name="P4" style:family="paragraph" style:parent-style-name="Text_20_body">
      <style:text-properties fo:color="#000000"/>
    </style:style>
    <style:style style:name="P5" style:family="paragraph" style:parent-style-name="Text_20_body">
      <style:paragraph-properties fo:break-before="page"/>
      <style:text-properties fo:color="#000000"/>
    </style:style>
    <style:style style:name="P6" style:family="paragraph" style:parent-style-name="Text_20_body">
      <style:paragraph-properties fo:margin-left="0in" fo:margin-right="0in" fo:text-indent="-0.0102in" style:auto-text-indent="false">
        <style:tab-stops>
          <style:tab-stop style:position="0.0102in"/>
        </style:tab-stops>
      </style:paragraph-properties>
      <style:text-properties fo:color="#000000"/>
    </style:style>
    <style:style style:name="P7" style:family="paragraph" style:parent-style-name="Text_20_body">
      <style:paragraph-properties fo:margin-left="0in" fo:margin-right="0in" fo:text-indent="0.6043in" style:auto-text-indent="false">
        <style:tab-stops>
          <style:tab-stop style:position="0.0102in"/>
        </style:tab-stops>
      </style:paragraph-properties>
      <style:text-properties fo:color="#000000"/>
    </style:style>
    <style:style style:name="P8" style:family="paragraph" style:parent-style-name="Text_20_body">
      <style:paragraph-properties fo:margin-left="0in" fo:margin-right="0in" fo:text-indent="0.6043in" style:auto-text-indent="false">
        <style:tab-stops>
          <style:tab-stop style:position="0.0102in"/>
        </style:tab-stops>
      </style:paragraph-properties>
      <style:text-properties fo:font-variant="normal" fo:text-transform="none" fo:color="#000000" style:font-name="Times New Roman" fo:font-size="14pt" fo:letter-spacing="normal" fo:font-style="normal" fo:font-weight="normal" style:font-size-asian="12.25pt" style:font-size-complex="14pt"/>
    </style:style>
    <style:style style:name="P9" style:family="paragraph" style:parent-style-name="Text_20_body">
      <style:paragraph-properties fo:margin-left="0in" fo:margin-right="0in" fo:text-indent="0in" style:auto-text-indent="false"/>
      <style:text-properties fo:font-variant="normal" fo:text-transform="none" fo:color="#000000" style:font-name="Times New Roman" fo:font-size="14pt" fo:letter-spacing="normal" fo:font-style="normal" fo:font-weight="normal" style:font-size-asian="12.25pt" style:font-size-complex="14pt"/>
    </style:style>
    <style:style style:name="P10" style:family="paragraph" style:parent-style-name="Standard">
      <style:paragraph-properties fo:margin-left="0in" fo:margin-right="0in" fo:text-align="justify" style:justify-single-word="false" fo:text-indent="0.5937in" style:auto-text-indent="false">
        <style:tab-stops>
          <style:tab-stop style:position="0.8752in"/>
        </style:tab-stops>
      </style:paragraph-properties>
      <style:text-properties fo:color="#000000" fo:font-size="14pt" style:font-size-asian="14pt" style:font-size-complex="14pt"/>
    </style:style>
    <style:style style:name="P11" style:family="paragraph" style:parent-style-name="Text_20_body">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2" style:family="paragraph" style:parent-style-name="Text_20_body" style:list-style-name="L1">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3" style:family="paragraph" style:parent-style-name="Text_20_body">
      <style:text-properties fo:color="#000000"/>
    </style:style>
    <style:style style:name="P14" style:family="paragraph" style:parent-style-name="Text_20_body">
      <style:paragraph-properties fo:margin-left="0in" fo:margin-right="0in" fo:text-indent="0.5937in" style:auto-text-indent="false">
        <style:tab-stops>
          <style:tab-stop style:position="0.8752in"/>
        </style:tab-stops>
      </style:paragraph-properties>
      <style:text-properties fo:color="#000000"/>
    </style:style>
    <style:style style:name="P15" style:family="paragraph" style:parent-style-name="Text_20_body" style:list-style-name="L2">
      <style:paragraph-properties fo:margin-left="0in" fo:margin-right="0in" fo:text-indent="0.5937in" style:auto-text-indent="false">
        <style:tab-stops>
          <style:tab-stop style:position="0.8752in"/>
        </style:tab-stops>
      </style:paragraph-properties>
      <style:text-properties fo:color="#000000"/>
    </style:style>
    <style:style style:name="P16" style:family="paragraph" style:parent-style-name="Text_20_body">
      <style:paragraph-properties fo:margin-left="0in" fo:margin-right="0in" fo:text-align="justify" style:justify-single-word="false" fo:text-indent="0.5937in" style:auto-text-indent="false">
        <style:tab-stops>
          <style:tab-stop style:position="0.8752in"/>
        </style:tab-stops>
      </style:paragraph-properties>
      <style:text-properties fo:color="#000000" fo:font-size="14pt" style:font-size-asian="14pt" style:font-size-complex="14pt"/>
    </style:style>
    <style:style style:name="P17" style:family="paragraph" style:parent-style-name="Text_20_body">
      <style:paragraph-properties fo:margin-left="0in" fo:margin-right="0in" fo:text-align="center" style:justify-single-word="false" fo:text-indent="0in" style:auto-text-indent="false">
        <style:tab-stops>
          <style:tab-stop style:position="0.8752in"/>
        </style:tab-stops>
      </style:paragraph-properties>
      <style:text-properties fo:color="#000000" fo:font-size="14pt" style:font-size-asian="10.5pt"/>
    </style:style>
    <style:style style:name="P18" style:family="paragraph" style:parent-style-name="Text_20_body">
      <style:paragraph-properties fo:margin-left="0in" fo:margin-right="0in" fo:text-align="justify" style:justify-single-word="false" fo:text-indent="0in" style:auto-text-indent="false">
        <style:tab-stops>
          <style:tab-stop style:position="0.8752in"/>
        </style:tab-stops>
      </style:paragraph-properties>
      <style:text-properties fo:color="#000000" fo:font-size="14pt" style:font-size-asian="14pt" style:font-size-complex="14pt"/>
    </style:style>
    <style:style style:name="P19" style:family="paragraph" style:parent-style-name="Text_20_body">
      <style:paragraph-properties fo:margin-left="0in" fo:margin-right="0in" fo:orphans="2" fo:widows="2" fo:text-indent="0in" style:auto-text-indent="false"/>
      <style:text-properties fo:font-variant="normal" fo:text-transform="none" fo:color="#000000" style:font-name="Times New Roman3" fo:letter-spacing="normal" fo:font-style="normal" fo:font-weight="normal"/>
    </style:style>
    <style:style style:name="P20" style:family="paragraph" style:parent-style-name="Text_20_body">
      <style:paragraph-properties fo:break-before="page"/>
    </style:style>
    <style:style style:name="P21" style:family="paragraph" style:parent-style-name="Text_20_body">
      <style:paragraph-properties fo:margin-left="0in" fo:margin-right="0in" fo:text-align="justify" style:justify-single-word="false" fo:text-indent="0.2654in" style:auto-text-indent="false">
        <style:tab-stops>
          <style:tab-stop style:position="0.8752in"/>
        </style:tab-stops>
      </style:paragraph-properties>
      <style:text-properties fo:color="#000000" fo:font-size="14pt" style:font-size-asian="14pt" style:font-size-complex="14pt"/>
    </style:style>
    <style:style style:name="P22" style:family="paragraph" style:parent-style-name="Heading_20_2">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3" style:family="paragraph" style:parent-style-name="Heading_20_2">
      <style:text-properties fo:font-variant="normal" fo:text-transform="none" fo:color="#000000" style:font-name="Times New Roman" fo:font-size="14pt" fo:letter-spacing="normal" fo:font-style="normal" fo:font-weight="bold" style:font-size-asian="12.25pt" style:font-weight-asian="bold" style:font-size-complex="14pt" style:font-weight-complex="bold"/>
    </style:style>
    <style:style style:name="P24" style:family="paragraph" style:parent-style-name="Heading_20_2">
      <style:text-properties fo:color="#000000"/>
    </style:style>
    <style:style style:name="P25" style:family="paragraph" style:parent-style-name="Heading_20_1">
      <style:text-properties fo:color="#000000"/>
    </style:style>
    <style:style style:name="P26" style:family="paragraph" style:parent-style-name="Table_20_Contents">
      <style:text-properties style:font-name="Times New Roman"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000000" style:font-name="Times New Roman" fo:font-size="14pt" fo:letter-spacing="normal" fo:font-weight="normal" style:font-size-asian="14pt" style:font-size-complex="14pt"/>
    </style:style>
    <style:style style:name="T4" style:family="text">
      <style:text-properties fo:font-variant="normal" fo:text-transform="none" fo:color="#000000" style:font-name="Times New Roman3" fo:letter-spacing="normal" fo:font-style="normal" fo:font-weight="normal"/>
    </style:style>
    <style:style style:name="T5" style:family="text">
      <style:text-properties fo:font-variant="normal" fo:text-transform="none" fo:color="#000000" style:font-name="Times New Roman3" fo:font-size="14pt" fo:letter-spacing="normal" fo:font-style="normal" fo:font-weight="normal" style:font-size-asian="14pt" style:font-size-complex="14pt"/>
    </style:style>
    <style:style style:name="T6" style:family="text">
      <style:text-properties fo:font-variant="normal" fo:text-transform="none" style:font-name="Times New Roman" fo:font-size="14pt" fo:letter-spacing="normal" fo:font-style="normal" fo:font-weight="normal" style:font-size-asian="14pt" style:font-size-complex="14pt"/>
    </style:style>
    <style:style style:name="T7" style:family="text">
      <style:text-properties fo:font-variant="normal" fo:text-transform="none" style:font-name="Times New Roman" fo:font-size="14pt" fo:letter-spacing="normal" fo:font-style="normal" fo:font-weight="normal" style:font-size-asian="12.25pt" style:font-size-complex="14pt"/>
    </style:style>
    <style:style style:name="T8" style:family="text">
      <style:text-properties fo:font-variant="normal" fo:text-transform="none" style:font-name="Times New Roman" fo:font-size="14pt" fo:letter-spacing="normal" fo:font-style="normal" fo:font-weight="bold" style:font-size-asian="12.25pt" style:font-weight-asian="bold" style:font-size-complex="14pt" style:font-weight-complex="bold"/>
    </style:style>
    <style:style style:name="T9" style:family="text">
      <style:text-properties fo:font-variant="normal" fo:text-transform="none" style:font-name="Times New Roman" fo:font-size="14pt" fo:letter-spacing="normal" fo:language="en" fo:country="none" fo:font-style="normal" fo:font-weight="bold" style:font-size-asian="14pt" style:font-style-asian="normal" style:font-size-complex="14pt" style:font-style-complex="normal"/>
    </style:style>
    <style:style style:name="T10" style:family="text">
      <style:text-properties fo:font-variant="normal" fo:text-transform="none" style:font-name="Times New Roman" fo:font-size="14pt" fo:letter-spacing="normal" fo:language="en" fo:country="none" fo:font-style="normal" fo:font-weight="normal" style:font-size-asian="14pt" style:font-style-asian="normal" style:font-size-complex="14pt" style:font-style-complex="normal"/>
    </style:style>
    <style:style style:name="T11" style:family="text">
      <style:text-properties fo:font-variant="normal" fo:text-transform="none" style:font-name="Times New Roman" fo:letter-spacing="normal" fo:font-style="normal" fo:font-weight="normal"/>
    </style:style>
    <style:style style:name="T12" style:family="text">
      <style:text-properties fo:font-variant="normal" fo:text-transform="none" style:text-line-through-style="none" style:font-name="Times New Roman" fo:font-size="14pt" fo:letter-spacing="normal" fo:font-style="normal" style:text-underline-style="none" fo:font-weight="normal" style:text-blinking="false" style:font-size-asian="14pt" style:font-style-asian="normal" style:font-size-complex="14pt" style:font-style-complex="normal"/>
    </style:style>
    <style:style style:name="T13" style:family="text">
      <style:text-properties fo:font-variant="normal" fo:text-transform="none"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T14" style:family="text">
      <style:text-properties fo:font-variant="normal" fo:text-transform="none" style:text-line-through-style="none" style:font-name="Times New Roman" fo:font-size="14pt" fo:letter-spacing="normal" fo:font-style="italic" style:text-underline-style="none" fo:font-weight="normal" style:text-blinking="false" style:font-size-asian="14pt" style:font-style-asian="italic" style:font-size-complex="14pt" style:font-style-complex="italic"/>
    </style:style>
    <style:style style:name="T15" style:family="text">
      <style:text-properties fo:font-variant="normal" fo:text-transform="none" style:font-name="Times New Roman3" fo:letter-spacing="normal" fo:font-style="normal" fo:font-weight="normal"/>
    </style:style>
    <style:style style:name="T16" style:family="text">
      <style:text-properties fo:font-variant="normal" fo:text-transform="none" style:font-name="Times New Roman3" fo:letter-spacing="normal" fo:font-style="normal" fo:font-weight="normal" style:font-style-asian="normal" style:font-style-complex="normal"/>
    </style:style>
    <style:style style:name="T17" style:family="text">
      <style:text-properties fo:font-variant="normal" fo:text-transform="none" style:font-name="Times New Roman3" fo:letter-spacing="normal" fo:font-style="italic" fo:font-weight="normal"/>
    </style:style>
    <style:style style:name="T18" style:family="text">
      <style:text-properties fo:font-variant="normal" fo:text-transform="none" style:font-name="Times New Roman3" fo:letter-spacing="normal" fo:font-style="italic" fo:font-weight="normal" style:font-style-asian="italic" style:font-style-complex="italic"/>
    </style:style>
    <style:style style:name="T19" style:family="text">
      <style:text-properties fo:font-variant="normal" fo:text-transform="none" style:font-name="Times New Roman" fo:font-size="14pt" fo:letter-spacing="normal" fo:font-weight="bold" style:font-size-asian="14pt" style:font-size-complex="14pt"/>
    </style:style>
    <style:style style:name="T20" style:family="text">
      <style:text-properties fo:font-variant="normal" fo:text-transform="none" style:font-name="Times New Roman" fo:font-size="14pt" fo:letter-spacing="normal" fo:font-weight="bold" style:font-size-asian="14pt" style:font-weight-asian="bold" style:font-size-complex="14pt" style:font-weight-complex="bold"/>
    </style:style>
    <style:style style:name="T21" style:family="text">
      <style:text-properties fo:font-variant="normal" fo:text-transform="none" style:font-name="Times New Roman" fo:font-size="14pt" fo:letter-spacing="normal" fo:font-weight="normal" style:font-size-asian="14pt" style:font-size-complex="14pt"/>
    </style:style>
    <style:style style:name="T22" style:family="text">
      <style:text-properties fo:font-variant="normal" fo:text-transform="none" style:font-name="Times New Roman" fo:font-size="14pt" fo:letter-spacing="normal" fo:font-style="normal" fo:font-weight="normal" style:font-size-asian="14pt" style:font-size-complex="14pt"/>
    </style:style>
    <style:style style:name="T23" style:family="text">
      <style:text-properties fo:font-style="normal"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fo:color="#000000"/>
    </style:style>
    <style:style style:name="T28" style:family="text">
      <style:text-properties style:text-position="-33% 80%"/>
    </style:style>
    <style:style style:name="T29" style:family="text">
      <style:text-properties style:text-position="-33% 80%" fo:font-style="italic" style:font-style-asian="italic" style:font-style-complex="italic"/>
    </style:style>
    <style:style style:name="T30" style:family="text">
      <style:text-properties style:font-name="Times New Roman" fo:font-size="14pt" style:font-size-asian="14pt" style:font-size-complex="14pt"/>
    </style:style>
    <style:style style:name="T31" style:family="text">
      <style:text-properties style:font-name="Times New Roman3" fo:font-style="normal" fo:font-weight="normal"/>
    </style:style>
    <style:style style:name="T32" style:family="text">
      <style:text-properties style:font-name="Symbol"/>
    </style:style>
    <style:style style:name="fr1" style:family="graphic" style:parent-style-name="Formula">
      <style:graphic-properties style:vertical-pos="from-top" style:horizontal-pos="from-left" style:horizontal-rel="paragraph"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ge" draw:ole-draw-aspect="1"/>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Введение </text:h>
      <text:p text:style-name="P4"><text:span text:style-name="T1">Классифицирование документов</text:span>— процесс упорядочения или распределения документов по классам с целью отражения отношений между ними и составления классификационной схемы.</text:p>
      <text:p text:style-name="P4"><text:span text:style-name="T1">Классификация документов</text:span>— это система их соподчинения, используемая как средство установления связей между классами документов, а также для ориентировки в их многообразии. Структура классификации обычно представляется в виде таблицы или схемы.</text:p>
      <text:p text:style-name="P4">Классификация является одним из методов познания. Без нее невозможно изучить многообразие существующих видов документов, систематизировать их, установить различия между видами документов, выделяемых по различным признакам. Правильно составленная комплексная классификация отражает закономерности развития документов, раскрывает связи между ними, помогает сориентироваться в любом их множестве, служит основой для их упорядочения в документных системах. Она имеет важное значение для теории документоведения и практической документно-коммуникационной деятельности.</text:p>
      <text:p text:style-name="P1">В данной работе в качестве объекта исследования была выбрана УДК. Основной задачей является рассмотрение возможности применения методов машинного обучения для автоматической классификации текста в системе УДК. </text:p>
      <text:p text:style-name="P1"/>
      <text:p text:style-name="P1">Цели и задачи:</text:p>
      <text:list xml:id="list613312387" text:style-name="L1">
        <text:list-item>
          <text:p text:style-name="P12">Проверить возможность применения методов машинного обучения для классификации текста в системе УДК.</text:p>
        </text:list-item>
        <text:list-item>
          <text:p text:style-name="P12">Разработать эффективный подход.</text:p>
        </text:list-item>
      </text:list>
      <text:p text:style-name="P4"/>
      <text:p text:style-name="P4"/>
      <text:p text:style-name="P4"/>
      <text:p text:style-name="P4"/>
      <text:h text:style-name="P25" text:outline-level="1"><text:soft-page-break/>Теоретическая часть</text:h>
      <text:h text:style-name="P22" text:outline-level="2">Постановка задачи классификации</text:h>
      <text:p text:style-name="P4"><text:span text:style-name="T6">Имеется множество описаний </text:span><text:span text:style-name="T12">объектов </text:span><text:span text:style-name="T14">X</text:span><text:span text:style-name="T12">, </text:span><text:span text:style-name="T14">Y — </text:span><text:span text:style-name="T12">множество номеров или наименований классов. Помимо этого существует неизвестная целевая функция</text:span><text:span text:style-name="T12"><draw:frame draw:style-name="fr1" draw:name="Object3" text:anchor-type="as-char" svg:y="-0.1728in" svg:width="0.8028in" svg:height="0.2154in" draw:z-index="1"><draw:object xlink:href="./Object 3" xlink:type="simple" xlink:show="embed" xlink:actuate="onLoad"/><draw:image xlink:href="./ObjectReplacements/Object 3" xlink:type="simple" xlink:show="embed" xlink:actuate="onLoad"/></draw:frame></text:span><text:span text:style-name="T12">Задано конечное множество описаний объектов </text:span><text:span text:style-name="T12"><draw:frame draw:style-name="fr2" draw:name="Object4" text:anchor-type="as-char" svg:y="-0.2008in" svg:width="0.422in" svg:height="0.2425in" draw:z-index="2"><draw:object xlink:href="./Object 4" xlink:type="simple" xlink:show="embed" xlink:actuate="onLoad"/><draw:image xlink:href="./ObjectReplacements/Object 4" xlink:type="simple" xlink:show="embed" xlink:actuate="onLoad"/></draw:frame></text:span><text:span text:style-name="T12">для которых известно значение функции </text:span><text:span text:style-name="T14">y</text:span><text:span text:style-name="T12">, называемое обучающей выборкой.</text:span><text:span text:style-name="T14"> </text:span><text:span text:style-name="T12">Требуется построить максимально близкое к </text:span><text:span text:style-name="T14">y</text:span><text:span text:style-name="T12"> отображение </text:span><text:span text:style-name="T12"><draw:frame draw:style-name="fr2" draw:name="Object5" text:anchor-type="as-char" svg:y="-0.1728in" svg:width="0.8508in" svg:height="0.2154in" draw:z-index="3"><draw:object xlink:href="./Object 5" xlink:type="simple" xlink:show="embed" xlink:actuate="onLoad"/><draw:image xlink:href="./ObjectReplacements/Object 5" xlink:type="simple" xlink:show="embed" xlink:actuate="onLoad"/></draw:frame></text:span><text:span text:style-name="T12">способное классифицировать любой объект </text:span><text:span text:style-name="T12"><draw:frame draw:style-name="fr2" draw:name="Object6" text:anchor-type="as-char" svg:y="-0.1728in" svg:width="0.5311in" svg:height="0.2154in" draw:z-index="4"><draw:object xlink:href="./Object 6" xlink:type="simple" xlink:show="embed" xlink:actuate="onLoad"/><draw:image xlink:href="./ObjectReplacements/Object 6" xlink:type="simple" xlink:show="embed" xlink:actuate="onLoad"/></draw:frame></text:span></text:p>
      <text:p text:style-name="P4">В задаче классификации документов <text:span text:style-name="T26">X </text:span><text:span text:style-name="T23">— множество описаний документов, </text:span><text:span text:style-name="T26">Y</text:span><text:span text:style-name="T23"> — множество категорий.</text:span></text:p>
      <text:h text:style-name="P24" text:outline-level="2">Формализация текста</text:h>
      <text:p text:style-name="P4">Первый этап в решении задачи классификации — выявление информативных признаков, на основе которых можно получить математическое описание объекта. В данной работе используется весовой вектор слов. Каждому слову сопоставляется вес, определяющийся по формуле, зависящей от частоты употребления слова в данном документе и частоты употребления слова в других документах</text:p>
      <text:p text:style-name="P4">Задача подсчёта частоты употребления в документе слов русского языка содержит свои сложности. Слова используются в разных формах: меняется окончание, суффиксы, склонения и проч. Для того, чтобы избежать повторения одних и тех же слов в разном виде, применяется стемматизация.</text:p>
      <text:p text:style-name="P4">Стемминг — <text:span text:style-name="T6">это процесс нахождения </text:span><text:span text:style-name="T13">основы слова </text:span><text:span text:style-name="T6">для заданного исходного слова. Здесь под основой понимается не только и не столько корень слова, сколько общая часть. Алгоритмы стемматизации представляют собой давнюю проблему в области </text:span><text:span text:style-name="T13">компьютерных наук и часто используются в поисковых системах. </text:span></text:p>
      <text:p text:style-name="P2">В качестве метода нахождения основы слова может выступать составление морфологических словарей, но возникает проблема их постоянной поддержки в актуальном состоянии. Однако существуют <text:soft-page-break/>решения, позволяющее более гибко обрабатывать текст.</text:p>
      <text:p text:style-name="P2">В 1980 году Мартином Портетом был опубликован алгоритм стемминга для английского языка. Позже Мартином был создан проект «Snowball», в котором на основе первоначальных идей были созданы стеммеры в том числе и для русского языка. </text:p>
      <text:p text:style-name="P2">Алгоритм активно использует особенности языка: в нём реализованы основанные на особенностях конкретного языка наборы правил, последовательно отсекающие окончания и суффиксы. </text:p>
      <text:p text:style-name="P4">Ещё одной из проблем является наличие так называемых стоп-слов или шумовых слов. Это различные предлоги, союзы, частицы, междометия, которые не несут никакой смысловой нагрузке при данном виде анализа. Для исключения из рассмотрения этих слов традиционно используются словари. Такими словарями обладают все поисковые системы, для того, чтобы не производить лишние ненужные вычисления при индексации. В среднем подобный список насчитывает 200 шумовых слов, однако часто под конкретные нужды его расширяют. </text:p>
      <text:p text:style-name="P4">В рамках поставленной задачи необходимо решить вопрос автоматического определения важности того или иного слова в контексте классификации по УДК. Для этого применяется статистическая мера <text:span text:style-name="T24">TF-IDF</text:span> (<text:span text:style-name="T9">TF</text:span><text:span text:style-name="T10">— term frequency, </text:span><text:span text:style-name="T9">IDF </text:span><text:span text:style-name="T10">— inverse document frequency</text:span>). </text:p>
      <text:p text:style-name="P4">Вес любого слова в мере <text:span text:style-name="T2">TF-IDF</text:span> прямо пропорционален количеству употребления этого слова в документе и обратно пропорционален частоте употребления этого слова в других документах. </text:p>
      <text:p text:style-name="P4"><text:span text:style-name="T2">TF</text:span> — это относительная частота употребления слова, то есть <text:s/>отношение числа вхождений конкретного слова в документе к числу слов в документе. </text:p>
      <text:p text:style-name="P4"><text:span text:style-name="T2">IDF</text:span> — это обратная частота документа. То есть инверсия частоты, с которой конкретное слово встречается в документах коллекции. Учёт этого параметра позволяет понизить вес общеупотребимых слов. </text:p>
      <text:p text:style-name="P4"><draw:frame draw:style-name="fr2" draw:name="Object1" text:anchor-type="as-char" svg:y="-0.2937in" svg:width="1.561in" svg:height="0.4965in" draw:z-index="6"><draw:object xlink:href="./Object 1" xlink:type="simple" xlink:show="embed" xlink:actuate="onLoad"/><draw:image xlink:href="./ObjectReplacements/Object 1" xlink:type="simple" xlink:show="embed" xlink:actuate="onLoad"/></draw:frame>, <text:span text:style-name="T7">где</text:span></text:p>
      <text:p text:style-name="P9"><text:soft-page-break/><text:s/>|D| <text:s/>— число документов в коллекции,</text:p>
      <text:p text:style-name="P6"><text:span text:style-name="T7"><draw:frame draw:style-name="fr3" draw:name="Object2" text:anchor-type="as-char" svg:y="-0.1728in" svg:width="0.6335in" svg:height="0.2445in" draw:z-index="0"><draw:object xlink:href="./Object 2" xlink:type="simple" xlink:show="embed" xlink:actuate="onLoad"/><draw:image xlink:href="./ObjectReplacements/Object 2" xlink:type="simple" xlink:show="embed" xlink:actuate="onLoad"/></draw:frame></text:span><text:span text:style-name="T7"> — число документов, к которых встречается слово </text:span><text:span text:style-name="T7"><draw:frame draw:style-name="fr2" draw:name="Object7" text:anchor-type="as-char" svg:y="-0.1728in" svg:width="0.2543in" svg:height="0.2437in" draw:z-index="5"><draw:object xlink:href="./Object 7" xlink:type="simple" xlink:show="embed" xlink:actuate="onLoad"/><draw:image xlink:href="./ObjectReplacements/Object 7" xlink:type="simple" xlink:show="embed" xlink:actuate="onLoad"/></draw:frame></text:span></text:p>
      <text:p text:style-name="P8">Очевидно, что последний параметр никогда не равен 0, так как каждое слово встречается как минимум в одном документе. </text:p>
      <text:p text:style-name="P8">Выбор основания логарифма не имеет значения, так как изменение основания приводит к изменению веса каждого слова на постоянный множитель, что не влияет на соотношение весов.</text:p>
      <text:p text:style-name="P7"><text:span text:style-name="T7">Таким образом мера </text:span><text:span text:style-name="T8">TF-TDF</text:span><text:span text:style-name="T7"> представляет из себя произведение относительной частоты на обратную частоту. При использовании такого подхода, слова с высокой частотой употребления в рамках конкретного документа и низкой частотой употребления в других документах получает больший вес, что позволяет выделить наиболее характерные для данного класса документов слова и уменьшить влияние посторонних слов. </text:span></text:p>
      <text:h text:style-name="P23" text:outline-level="2">Описание категорий</text:h>
      <text:p text:style-name="P4">Универсальная десятичная классификация была создана в начале XX века. Более чем за 100 лет существования система претерпела большие изменения, многократно подвергалась критике, однако до сих пор широко распространена. УДК в настоящее время применяется во многих странах мира для систематизации произведений печати, различных видов документов и организации картотек. </text:p>
      <text:p text:style-name="P4">УДК состоит из множества разделов, отражающих различные области знаний. В этой системе классификации заложено такое свойство, как многоаспектность. Оно характеризуется тем, что один и тот же предмет может встречается в разных местах в зависимости от отрасли знания и от контекста, в котором он рассматривается. Так, "нефть" встречается в нескольких разделах. В разделе 547 Органическая химия находится понятие "Химия нефти"; в 553 Месторождения полезных ископаемых — "Месторождения нефти"; в 622 Горное дело — "Добыча нефти"; в 662 Взрывчатые вещества. Топлива — "Нефть в качестве топлива" и т.д.</text:p>
      <text:p text:style-name="P4">Помимо этого УДК описывает набор правил комбинирования <text:soft-page-break/>различных разделов, для более точного определения содержимого документа.</text:p>
      <text:p text:style-name="P4">Большинства разделов основных и вспомогательных таблиц УДК построены иерархически по принципу деления от общего к частному с использованием цифрового десятичного кода. Основными видами отношений являются подчинение и соподчинение. Отношением соподчинения связаны классы, которые являются подклассами одного, более широкого класса. Признак, по которому производится деление, называется основанием деления и является переменным. В иерархической системе каждый класс занимает относительно других классов определенное, точно фиксированное, место.</text:p>
      <text:p text:style-name="P4">Каждый класс (первая ступень деления) содержит группу более или менее близких наук, например класс 5 — математику и естественные науки, класс 6 — прикладные науки: технику, сельское хозяйство, медицину.</text:p>
      <text:p text:style-name="P4">Последующая детализация идет за счет удлинения индексов.</text:p>
      <text:p text:style-name="P4">Индексы УДК построены так, что каждая последующая цифра не меняет значения предыдущих, а лишь уточняет, обозначая более частное понятие. Например, индекс понятия "<text:span text:style-name="T15">Приведение квадратичных форм</text:span>" 620.193.4 складывается следующим образом:</text:p>
      <text:p text:style-name="P4">5 <text:span text:style-name="T11">Общие вопросы математических и естественных наук</text:span></text:p>
      <text:p text:style-name="P4">51 Математика</text:p>
      <text:p text:style-name="P4">511 Теория чисел</text:p>
      <text:p text:style-name="P4">511.5 Диофантовы уравнения. Теория форм.</text:p>
      <text:p text:style-name="P4">517.55 <text:span text:style-name="T15">Теория квадратичных (билинейных) форм.</text:span></text:p>
      <text:p text:style-name="P4"><text:span text:style-name="T15">511.558</text:span> <text:span text:style-name="T15">Геометрия квадратичных форм.</text:span></text:p>
      <text:p text:style-name="P3">511.558.2 Приведение квадратичных форм.</text:p>
      <text:h text:style-name="P24" text:outline-level="2">Способы классификации</text:h>
      <text:p text:style-name="P4">Традиционно выделяют три подхода классификации документов.</text:p>
      <text:list xml:id="list243573857" text:style-name="L2">
        <text:list-item>
          <text:list>
            <text:list-item>
              <text:list>
                <text:list-item>
                  <text:p text:style-name="P15">Ручная классификация. Так зачастую в обычных библиотеках книги разбиваются по тематическим рубрикам библиотекарями вручную. <text:soft-page-break/>Такая классификация дорога и неприменима в тех случаях, когда требуется большая скорость обработки больших объёмов документов.</text:p>
                </text:list-item>
                <text:list-item>
                  <text:p text:style-name="P15">Написание правил. На основе регулярных выражений составляются правила, которые позже применяются автоматически к документам. Правила, обычно задаются специалистом, знакомым с предметной областью. При таком подходе процесс классификации автоматизируется, что позволяет обрабатывать неограниченное количество информации. Иногда написание правил срабатывает лучше, чем машинное обучение, однако минус такого подхода в том, что правила необходимо постоянно поддерживать в актуальном состоянии. </text:p>
                </text:list-item>
                <text:list-item>
                  <text:p text:style-name="P15">Машинное обучение. При таком подходе критерий принятия решения классификатора, вычисляется из обучающих данных автоматически. Единственная ручная работа, при машинном обучении — это так называемая разметка. Под этим термином подразумевается процесс приписывания документу класса. Однако это более простая задача, нежели написание правил.</text:p>
                </text:list-item>
              </text:list>
            </text:list-item>
          </text:list>
        </text:list-item>
      </text:list>
      <text:p text:style-name="P14">В данной работе рассматриваются лишь машинные методы обучения. </text:p>
      <text:p text:style-name="P14">Нейронная сеть</text:p>
      <text:p text:style-name="P14">Нейронные сети отлично зарекомендавали себя в решении задаче распознавания образов. Нейронные сети обладают свойством обучаемости, они самосовершенствуются в результате попыток создать лучшую модель поведения. </text:p>
      <text:p text:style-name="P14">Немаловажным фактором является линейная разделимость исходной задачи. В случае, если задача таковой является, можно однозначно сказать, что однослойная нейронная сеть способна реализовать требуемую функцию. Однако помимо знания, разрешима ли задача, требуется определить значения весов и порогов. Розенблатт предложил алгоритм обучения, который позволяет решить эту проблему. Помио этого, он доказал, что персептрон может быть обучен всему, что он может реализовывать.</text:p>
      <text:p text:style-name="P14"><text:soft-page-break/>Итак, персептроном называется устройство, вычисляющее следующую систему функций:</text:p>
      <text:p text:style-name="P14"><draw:frame draw:style-name="fr4" draw:name="Object8" text:anchor-type="as-char" svg:y="-0.3272in" svg:width="1.4217in" svg:height="0.5236in" draw:z-index="10"><draw:object xlink:href="./Object 8" xlink:type="simple" xlink:show="embed" xlink:actuate="onLoad"/><draw:image xlink:href="./ObjectReplacements/Object 8" xlink:type="simple" xlink:show="embed" xlink:actuate="onLoad"/></draw:frame></text:p>
      <text:p text:style-name="P14">где <draw:frame draw:style-name="fr4" draw:name="Object9" text:anchor-type="as-char" svg:y="-0.1134in" svg:width="0.2807in" svg:height="0.1937in" draw:z-index="7"><draw:object xlink:href="./Object 9" xlink:type="simple" xlink:show="embed" xlink:actuate="onLoad"/><draw:image xlink:href="./ObjectReplacements/Object 9" xlink:type="simple" xlink:show="embed" xlink:actuate="onLoad"/></draw:frame>— веса персептрона, <draw:frame draw:style-name="fr4" draw:name="Object10" text:anchor-type="as-char" svg:y="-0.1591in" svg:width="0.1992in" svg:height="0.1807in" draw:z-index="8"><draw:object xlink:href="./Object 10" xlink:type="simple" xlink:show="embed" xlink:actuate="onLoad"/><draw:image xlink:href="./ObjectReplacements/Object 10" xlink:type="simple" xlink:show="embed" xlink:actuate="onLoad"/></draw:frame>— порог, <draw:frame draw:style-name="fr4" draw:name="Object11" text:anchor-type="as-char" svg:y="-0.1728in" svg:width="0.228in" svg:height="0.2437in" draw:z-index="9"><draw:object xlink:href="./Object 11" xlink:type="simple" xlink:show="embed" xlink:actuate="onLoad"/><draw:image xlink:href="./ObjectReplacements/Object 11" xlink:type="simple" xlink:show="embed" xlink:actuate="onLoad"/></draw:frame>— значения входных сигналов.</text:p>
      <text:p text:style-name="P14">Обучение персептрона состоит в подстройке весовых коэффициентов. Метод обучения, предложенный Розенблаттом состоит в итерационной подстройке матрицы весов, последоваетльно уменьшающей ошибку в выходных векторах обучающей выборки.</text:p>
      <text:p text:style-name="P14">Алгоритм состоит из пяти шагов:</text:p>
      <table:table table:name="Table2" table:style-name="Table2">
        <table:table-column table:style-name="Table2.A"/>
        <table:table-column table:style-name="Table2.B"/>
        <table:table-row>
          <table:table-cell table:style-name="Table2.A1" office:value-type="string">
            <text:p text:style-name="P17">Шаг 0</text:p>
          </table:table-cell>
          <table:table-cell table:style-name="Table2.B1" office:value-type="string">
            <text:p text:style-name="P21">Случайным образом выбираются начальные значения весов всех нейронов.</text:p>
          </table:table-cell>
        </table:table-row>
        <table:table-row>
          <table:table-cell table:style-name="Table2.A2" office:value-type="string">
            <text:p text:style-name="P17">Шаг 1</text:p>
          </table:table-cell>
          <table:table-cell table:style-name="Table2.B2" office:value-type="string">
            <text:p text:style-name="P16">На вход сети подаётся образ <draw:frame draw:style-name="fr4" draw:name="Object12" text:anchor-type="as-char" svg:y="-0.1736in" svg:width="0.3465in" svg:height="0.2161in" draw:z-index="11"><draw:object xlink:href="./Object 12" xlink:type="simple" xlink:show="embed" xlink:actuate="onLoad"/><draw:image xlink:href="./ObjectReplacements/Object 12" xlink:type="simple" xlink:show="embed" xlink:actuate="onLoad"/><svg:desc>formula</svg:desc></draw:frame>сетью формируется выходной образ <draw:frame draw:style-name="fr4" draw:name="Object13" text:anchor-type="as-char" svg:y="-0.1728in" svg:width="0.2756in" svg:height="0.2154in" draw:z-index="12"><draw:object xlink:href="./Object 13" xlink:type="simple" xlink:show="embed" xlink:actuate="onLoad"/><draw:image xlink:href="./ObjectReplacements/Object 13" xlink:type="simple" xlink:show="embed" xlink:actuate="onLoad"/><svg:desc>formula</svg:desc></draw:frame>отличный от требуемого <draw:frame draw:style-name="fr4" draw:name="Object14" text:anchor-type="as-char" svg:y="-0.1728in" svg:width="0.3437in" svg:height="0.2154in" draw:z-index="13"><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2.A2" office:value-type="string">
            <text:p text:style-name="P17">Шаг 2</text:p>
          </table:table-cell>
          <table:table-cell table:style-name="Table2.B2" office:value-type="string">
            <text:p text:style-name="P16">Вычисляется вектор ошибки <draw:frame draw:style-name="fr4" draw:name="Object15" text:anchor-type="as-char" svg:y="-0.1728in" svg:width="1.1201in" svg:height="0.2244in" draw:z-index="14"><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17">Шаг 3</text:p>
          </table:table-cell>
          <table:table-cell table:style-name="Table2.B2" office:value-type="string">
            <text:p text:style-name="P10">Вектор весов модифицируется по формуле:</text:p>
            <text:p text:style-name="P18"><draw:frame draw:style-name="fr4" draw:name="Object16" text:anchor-type="as-char" svg:y="-0.2008in" svg:width="2.4799in" svg:height="0.2563in" draw:z-index="15"><draw:object xlink:href="./Object 16" xlink:type="simple" xlink:show="embed" xlink:actuate="onLoad"/><draw:image xlink:href="./ObjectReplacements/Object 16" xlink:type="simple" xlink:show="embed" xlink:actuate="onLoad"/><svg:desc>formula</svg:desc></draw:frame>здесь <draw:frame draw:style-name="fr4" draw:name="Object17" text:anchor-type="as-char" svg:y="-0.1728in" svg:width="0.661in" svg:height="0.2217in" draw:z-index="16"><draw:object xlink:href="./Object 17" xlink:type="simple" xlink:show="embed" xlink:actuate="onLoad"/><draw:image xlink:href="./ObjectReplacements/Object 17" xlink:type="simple" xlink:show="embed" xlink:actuate="onLoad"/><svg:desc>formula</svg:desc></draw:frame>— темп обучения.</text:p>
          </table:table-cell>
        </table:table-row>
        <table:table-row>
          <table:table-cell table:style-name="Table2.A2" office:value-type="string">
            <text:p text:style-name="P17">Шаг 4</text:p>
          </table:table-cell>
          <table:table-cell table:style-name="Table2.B2" office:value-type="string">
            <text:p text:style-name="P16">Шаги 1—3 повторяются для всех обучающих векторов. Обучение завершается, когда либо итерации сойдётся, то есть вектор весов перестанет изменяться, либо абсолютная ошибка просуммированная по всем векторам станет меньше некоторого малого значения.</text:p>
          </table:table-cell>
        </table:table-row>
      </table:table>
      <text:p text:style-name="P14">Остаётся вопрос сходимости процедуры обучения. Ответ на него получается из следующих теорем.</text:p>
      <text:p text:style-name="P4"><text:bookmark text:name="id_42"/><text:span text:style-name="T1">Теорема о сходимости </text:span><text:span text:style-name="T24">персептрона.</text:span> Если существует вектор параметров, при котором <text:span text:style-name="T23">персептрон</text:span><text:span text:style-name="T25"> </text:span>правильно решает все примеры обучающей выборки, то при обучении <text:span text:style-name="T23">персептрона</text:span><text:span text:style-name="T25"> </text:span>по вышеописанному алгоритму решение будет найдено за конечное число шагов.</text:p>
      <text:p text:style-name="P4"><text:bookmark text:name="id_44"/><text:span text:style-name="T19">Теорема о "зацикливании" </text:span><text:span text:style-name="T20">персептрона</text:span><text:span text:style-name="T21">. Если не существует </text:span><text:soft-page-break/><text:span text:style-name="T21">вектора параметров, при котором персептрон правильно решает все примеры обучающей выборки, то при обучении персептрона по данному правилу через конечное число шагов вектор весов начнет повторяться.</text:span></text:p>
      <text:p text:style-name="P4"><text:span text:style-name="T21">Из этих утверждений следует, что процедура обучения персептрона за конечное время либо обучает персептроню, либо даёт ответ, что персептрон поставленной задаче обучиться не может.</text:span></text:p>
      <text:p text:style-name="P4"><text:span text:style-name="T6">Данный алгоритм обучения применим и для многослойных персептронов. Однако приведённые выше теоремы верны либо для однослойного персептрона, либо для многослойного при условии, что обучаются лишь веса из последнего слоя сети.</text:span></text:p>
      <text:p text:style-name="P4"><text:span text:style-name="T6">Эта проблема решается следующей теоремой.</text:span></text:p>
      <text:p text:style-name="P4"><text:bookmark text:name="id_90"/><text:span text:style-name="T1">Теорема о двуслойности </text:span><text:span text:style-name="T24">персептрона</text:span>. Любой многослойный <text:span text:style-name="T23">персептрон</text:span><text:span text:style-name="T25"> </text:span>может быть представлен в виде двуслойного <text:span text:style-name="T23">персептрона</text:span><text:span text:style-name="T25"> </text:span>с необучаемыми весами первого слоя.</text:p>
      <text:p text:style-name="P4"><text:span text:style-name="T15">В случаях, когда нужно обучать не только последний слой метод Розенблатта не подходит, так как необходимо знать не только текущие выходы нейронов, но и требуемые </text:span><text:span text:style-name="T16">правильные</text:span><text:span text:style-name="T17"> </text:span><text:span text:style-name="T15">значения </text:span><text:span text:style-name="T18">y</text:span><text:span text:style-name="T15">. В многослойной сети эти правильные значения имеются только для нейронов </text:span><text:span text:style-name="T16">выходного </text:span><text:span text:style-name="T15">слоя. Требуемые значения выходов для нейронов скрытых слоев неизвестны, что и ограничивает применение метода Розенблатта.</text:span></text:p>
      <text:p text:style-name="Text_20_body"><text:span text:style-name="T4">В 1986 г. Руммельхартом и Хинтоном был предложен алгоритм обратного распостранения ошибок (error back propagation) для обучения многослойной сети. </text:span><text:span text:style-name="T5">В этом алгоритме происходит распространение ошибки от выходов нейронной сети ко входам, то есть в направлении обратном распространению сигналов обычном режиме работы.</text:span></text:p>
      <text:p text:style-name="Text_20_body"><text:span text:style-name="T4">Перейдем к подробному рассмотрению этого алгоритма. Исходя из теоремы о двухслойности персептрона, можно считать, что нейронная сеть имеет один скрытй слой. </text:span></text:p>
      <text:p text:style-name="P19"><text:s/>Алгоритм обратного распространения ошибки.</text:p>
      <text:p text:style-name="P19"><text:span text:style-name="T30"/></text:p>
      <table:table table:name="Table1" table:style-name="Table1">
        <table:table-column table:style-name="Table1.A"/>
        <table:table-column table:style-name="Table1.B"/>
        <text:soft-page-break/>
        <table:table-row table:style-name="Table1.1">
          <table:table-cell table:style-name="Table1.A1" office:value-type="string">
            <text:p text:style-name="P26">Шаг 0</text:p>
          </table:table-cell>
          <table:table-cell table:style-name="Table1.B1" office:value-type="string">
            <text:p text:style-name="Text_20_body">Начальные значения весов всех нейронов всех слоев полагаются случайными числами.</text:p>
          </table:table-cell>
        </table:table-row>
        <table:table-row table:style-name="Table1.2">
          <table:table-cell table:style-name="Table1.A2" office:value-type="string">
            <text:p text:style-name="P26">Шаг 1</text:p>
          </table:table-cell>
          <table:table-cell table:style-name="Table1.B2" office:value-type="string">
            <text:p text:style-name="Text_20_body">Сети предъявляется входной образ <draw:frame draw:style-name="fr4" draw:name="Object26" text:anchor-type="as-char" svg:y="-0.1728in" svg:width="0.3457in" svg:height="0.2154in" draw:z-index="25"><draw:object xlink:href="./Object 26" xlink:type="simple" xlink:show="embed" xlink:actuate="onLoad"/><draw:image xlink:href="./ObjectReplacements/Object 26" xlink:type="simple" xlink:show="embed" xlink:actuate="onLoad"/></draw:frame> в результате формируется выходной образ. При этом нейроны последовательно от слоя к слою функционируют по следующим формулам:</text:p>
            <text:p text:style-name="Text_20_body"><draw:frame draw:style-name="fr4" draw:name="Object18" text:anchor-type="as-char" svg:y="-0.1984in" svg:width="2.0756in" svg:height="0.3953in" draw:z-index="17"><draw:object xlink:href="./Object 18" xlink:type="simple" xlink:show="embed" xlink:actuate="onLoad"/><draw:image xlink:href="./ObjectReplacements/Object 18" xlink:type="simple" xlink:show="embed" xlink:actuate="onLoad"/></draw:frame>для скрытого слоя,</text:p>
            <text:p text:style-name="Text_20_body"><draw:frame draw:style-name="fr4" draw:name="Object19" text:anchor-type="as-char" svg:y="-0.1984in" svg:width="2.089in" svg:height="0.3953in" draw:z-index="18"><draw:object xlink:href="./Object 19" xlink:type="simple" xlink:show="embed" xlink:actuate="onLoad"/><draw:image xlink:href="./ObjectReplacements/Object 19" xlink:type="simple" xlink:show="embed" xlink:actuate="onLoad"/></draw:frame>для входного слоя;</text:p>
            <text:p text:style-name="Text_20_body">Здесь W — матрица весовых коэффициентов от входов к скрытому слою, V от скрутого слоя к выходу, i — индексы входного слоя, j — скрытого, k — выходного, а f(x) — сигмоидальная функция, определяемая по формуле: </text:p>
            <text:p text:style-name="Text_20_body"><draw:frame draw:style-name="fr4" draw:name="Object25" text:anchor-type="as-char" svg:y="-0.2839in" svg:width="2.7181in" svg:height="0.6374in" draw:z-index="24"><draw:object xlink:href="./Object 25" xlink:type="simple" xlink:show="embed" xlink:actuate="onLoad"/><draw:image xlink:href="./ObjectReplacements/Object 25" xlink:type="simple" xlink:show="embed" xlink:actuate="onLoad"/></draw:frame></text:p>
          </table:table-cell>
        </table:table-row>
        <table:table-row>
          <table:table-cell table:style-name="Table1.A2" office:value-type="string">
            <text:p text:style-name="P26">Шаг 2</text:p>
          </table:table-cell>
          <table:table-cell table:style-name="Table1.B2" office:value-type="string">
            <text:p text:style-name="Text_20_body">Функционал квадратичной ошибки сети для данного входного образа имеет вид:</text:p>
            <text:p text:style-name="Text_20_body"><draw:frame draw:style-name="fr4" draw:name="Object20" text:anchor-type="as-char" svg:y="-0.2008in" svg:width="1.7091in" svg:height="0.3972in" draw:z-index="19"><draw:object xlink:href="./Object 20" xlink:type="simple" xlink:show="embed" xlink:actuate="onLoad"/><draw:image xlink:href="./ObjectReplacements/Object 20" xlink:type="simple" xlink:show="embed" xlink:actuate="onLoad"/></draw:frame></text:p>
            <text:p text:style-name="Text_20_body">Данный функционал подлежит минимизации. Классический градиентный метод оптимизации состоит в итерационном уточнении аргумента согласно формуле:</text:p>
            <text:p text:style-name="Text_20_body"><draw:frame draw:style-name="fr4" draw:name="Object21" text:anchor-type="as-char" svg:y="-0.2839in" svg:width="2.1709in" svg:height="0.4866in" draw:z-index="20"><draw:object xlink:href="./Object 21" xlink:type="simple" xlink:show="embed" xlink:actuate="onLoad"/><draw:image xlink:href="./ObjectReplacements/Object 21" xlink:type="simple" xlink:show="embed" xlink:actuate="onLoad"/></draw:frame></text:p>
            <text:p text:style-name="Text_20_body">Функция ошибки в явном виде не содержит зависимости от веса <text:span text:style-name="T26">V</text:span><text:span text:style-name="T29">jk</text:span>, поэтому воспользуемся формулами неявного дифференцирования сложной функции:</text:p>
            <text:p text:style-name="Text_20_body"><text:soft-page-break/><draw:frame draw:style-name="fr4" draw:name="Object22" text:anchor-type="as-char" svg:y="-0.7846in" svg:width="2.9063in" svg:height="1.5102in" draw:z-index="21"><draw:object xlink:href="./Object 22" xlink:type="simple" xlink:show="embed" xlink:actuate="onLoad"/><draw:image xlink:href="./ObjectReplacements/Object 22" xlink:type="simple" xlink:show="embed" xlink:actuate="onLoad"/></draw:frame></text:p>
            <text:p text:style-name="Text_20_body">Здесь учтено полезное свойство сигмоидальной функции <text:span text:style-name="T26">f(x)</text:span>: ее производная выражается только через само значение функции, <draw:frame draw:style-name="fr4" draw:name="Object27" text:anchor-type="as-char" svg:y="-0.1772in" svg:width="1.498in" svg:height="0.2319in" draw:z-index="26"><draw:object xlink:href="./Object 27" xlink:type="simple" xlink:show="embed" xlink:actuate="onLoad"/><draw:image xlink:href="./ObjectReplacements/Object 27" xlink:type="simple" xlink:show="embed" xlink:actuate="onLoad"/></draw:frame>Таким образом, все необходимые величины для подстройки весов выходного слоя <text:span text:style-name="T26">V</text:span> получены.</text:p>
          </table:table-cell>
        </table:table-row>
        <table:table-row>
          <table:table-cell table:style-name="Table1.A2" office:value-type="string">
            <text:p text:style-name="P26">Шаг 3</text:p>
          </table:table-cell>
          <table:table-cell table:style-name="Table1.B2" office:value-type="string">
            <text:p text:style-name="Text_20_body">На этом шаге выполняется подстройка весов скрытого слоя. Градиентный метод по-прежнему дает:</text:p>
            <text:p text:style-name="Text_20_body"><draw:frame draw:style-name="fr4" draw:name="Object23" text:anchor-type="as-char" svg:y="-0.2839in" svg:width="2.1992in" svg:height="0.4866in" draw:z-index="22"><draw:object xlink:href="./Object 23" xlink:type="simple" xlink:show="embed" xlink:actuate="onLoad"/><draw:image xlink:href="./ObjectReplacements/Object 23" xlink:type="simple" xlink:show="embed" xlink:actuate="onLoad"/></draw:frame></text:p>
            <text:p text:style-name="Text_20_body">Вычисления производных выполняются по тем же формулам, за исключением некоторого усложнения формулы для ошибки <draw:frame draw:style-name="fr4" draw:name="Object28" text:anchor-type="as-char" svg:y="-0.1728in" svg:width="0.311in" svg:height="0.2437in" draw:z-index="27"><draw:object xlink:href="./Object 28" xlink:type="simple" xlink:show="embed" xlink:actuate="onLoad"/><draw:image xlink:href="./ObjectReplacements/Object 28" xlink:type="simple" xlink:show="embed" xlink:actuate="onLoad"/></draw:frame></text:p>
            <text:p text:style-name="Text_20_body"><draw:frame draw:style-name="fr4" draw:name="Object24" text:anchor-type="as-char" svg:y="-0.9547in" svg:width="3.7016in" svg:height="1.9701in" draw:z-index="23"><draw:object xlink:href="./Object 24" xlink:type="simple" xlink:show="embed" xlink:actuate="onLoad"/><draw:image xlink:href="./ObjectReplacements/Object 24" xlink:type="simple" xlink:show="embed" xlink:actuate="onLoad"/></draw:frame></text:p>
            <text:p text:style-name="Text_20_body">При вычислении <draw:frame draw:style-name="fr4" draw:name="Object29" text:anchor-type="as-char" svg:y="-0.1457in" svg:width="0.2437in" svg:height="0.2165in" draw:z-index="28"><draw:object xlink:href="./Object 29" xlink:type="simple" xlink:show="embed" xlink:actuate="onLoad"/><draw:image xlink:href="./ObjectReplacements/Object 29" xlink:type="simple" xlink:show="embed" xlink:actuate="onLoad"/></draw:frame><text:span text:style-name="T28"> </text:span>был применен принцип обратного распространения ошибки: частные производные берутся только по переменным <text:span text:style-name="T23">последующего</text:span><text:span text:style-name="T25"> </text:span>слоя. По полученным формулам модифицируются веса нейронов скрытого слоя. </text:p>
          </table:table-cell>
        </table:table-row>
        <table:table-row>
          <table:table-cell table:style-name="Table1.A2" office:value-type="string">
            <text:p text:style-name="P26">Шаг 4</text:p>
          </table:table-cell>
          <table:table-cell table:style-name="Table1.B2" office:value-type="string">
            <text:p text:style-name="Text_20_body">Шаги 1-3 повторяются для всех обучающих векторов. Обучение завершается по достижении малой полной ошибки или максимально допустимого числа итераций, как и в методе <text:soft-page-break/>обучения Розенблатта.</text:p>
          </table:table-cell>
        </table:table-row>
      </table:table>
      <text:p text:style-name="Text_20_body"><text:span text:style-name="T30">Из шагов 2—3 видно, что суть обучения – решение задачи оптимизации функционала ошибки градиентным методом. За</text:span> оценку ошибки для нейронов скрытых слоев можно принять взвешенную сумму ошибок последующего слоя.</text:p>
      <text:p text:style-name="Text_20_body">Параметр h – это темп обучения. Он выбирается достаточно малым для сходимости метода. На практике оказывается, что метод обратного распространения сходится весьма медленно. Это проблема всех градиентных методов, связанная с тем, что локальное направление градиента не совпадает с направлением к минимуму. Так же, подстройка весов для каждой пары образов обучающей выборки выполняется независимо. При этом улучшение функционирования на некоторой заданной паре может, приводить к ухудшению работы на предыдущих образах. </text:p>
      <text:p text:style-name="P20"><text:span text:style-name="T3">П</text:span><text:span text:style-name="T27">рактика</text:span></text:p>
      <text:p text:style-name="P4"/>
      <text:p text:style-name="P5">Вывод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Lohit Hindi1" svg:font-family="'Lohit Hindi'"/>
    <style:font-face style:name="OpenSymbol" svg:font-family="OpenSymbol"/>
    <style:font-face style:name="Times New Roman3" svg:font-family="'Times New Roman'"/>
    <style:font-face style:name="Verdana" svg:font-family="Verdana, Arial, Helvetica, sans-serif"/>
    <style:font-face style:name="monospace" svg:font-family="monospace"/>
    <style:font-face style:name="sans-serif" svg:font-family="sans-serif"/>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in" fo:line-height="150%" fo:text-align="justify" style:justify-single-word="false" fo:text-indent="0.5902in" style:auto-text-indent="false" style:page-number="auto">
        <style:tab-stops/>
      </style:paragraph-properties>
      <style:text-properties fo:font-size="14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in" fo:margin-bottom="0in" fo:line-height="150%" fo:text-indent="0.5902in" style:auto-text-indent="false" style:page-number="auto"/>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0in" fo:margin-right="0in" fo:margin-top="0in" fo:margin-bottom="0in" fo:line-height="150%" fo:text-indent="0.5902in" style:auto-text-indent="false" style:page-number="auto"/>
      <style:text-properties style:font-name="Times New Roman2"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roid Sans Mono" style:font-name-asian="Droid Sans Fallback1" style:font-name-complex="Lohit Hindi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902in" fo:margin-bottom="0.7874in" fo:margin-left="1.378in" fo:margin-right="0.5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9T20:24:33</meta:creation-date>
    <dc:date>2012-05-28T17:02:15</dc:date>
    <meta:editing-duration>PT3H27M33S</meta:editing-duration>
    <meta:editing-cycles>7</meta:editing-cycles>
    <meta:generator>LibreOffice/3.5$Linux_X86_64 LibreOffice_project/350m1$Build-2</meta:generator>
    <dc:creator>Maxim </dc:creator>
    <meta:document-statistic meta:table-count="2" meta:image-count="0" meta:object-count="29" meta:page-count="13" meta:paragraph-count="109" meta:word-count="1972" meta:character-count="13997" meta:non-whitespace-character-count="13279"/>
  </office:meta>
</office:document-meta>
</file>

<file path=Object 1/content.xml><?xml version="1.0" encoding="utf-8"?>
<math xmlns="http://www.w3.org/1998/Math/MathML">
  <semantics>
    <mrow>
      <mrow>
        <mi mathvariant="italic">IDF</mi>
        <mo stretchy="false">=</mo>
        <mi>log</mi>
      </mrow>
      <mrow>
        <mo stretchy="false">(</mo>
        <mrow>
          <mfrac>
            <mrow>
              <mrow>
                <mo stretchy="false">∣</mo>
                <mrow>
                  <mi>D</mi>
                </mrow>
                <mo stretchy="false">∣</mo>
              </mrow>
            </mrow>
            <mrow>
              <mrow>
                <mo stretchy="false">∣</mo>
                <mrow>
                  <mrow>
                    <msub>
                      <mi>d</mi>
                      <mrow>
                        <mi>i</mi>
                      </mrow>
                    </msub>
                    <mo stretchy="false">⊃</mo>
                    <msub>
                      <mi>t</mi>
                      <mrow>
                        <mi>i</mi>
                      </mrow>
                    </msub>
                  </mrow>
                </mrow>
                <mo stretchy="false">∣</mo>
              </mrow>
            </mrow>
          </mfrac>
        </mrow>
        <mo stretchy="false">)</mo>
      </mrow>
    </mrow>
    <annotation encoding="StarMath 5.0">IDF = log({lline D rline } over {lline d_{i} supset t_{i} rline} ) </annotation>
  </semantics>
</math>
</file>

<file path=Object 10/content.xml><?xml version="1.0" encoding="utf-8"?>
<math xmlns="http://www.w3.org/1998/Math/MathML">
  <semantics>
    <mrow>
      <mo stretchy="false">θ</mo>
    </mrow>
    <annotation encoding="StarMath 5.0">%theta</annotation>
  </semantics>
</math>
</file>

<file path=Object 11/content.xml><?xml version="1.0" encoding="utf-8"?>
<math xmlns="http://www.w3.org/1998/Math/MathML">
  <semantics>
    <mrow>
      <msub>
        <mi>x</mi>
        <mrow>
          <mi>i</mi>
        </mrow>
      </msub>
    </mrow>
    <annotation encoding="StarMath 5.0">x_{i}</annotation>
  </semantics>
</math>
</file>

<file path=Object 12/content.xml><?xml version="1.0" encoding="utf-8"?>
<math xmlns="http://www.w3.org/1998/Math/MathML">
  <semantics>
    <mrow>
      <msup>
        <mi>x</mi>
        <mrow>
          <mo stretchy="false">α</mo>
        </mrow>
      </msup>
      <mi>,</mi>
    </mrow>
    <annotation encoding="StarMath 5.0">x^{%alpha},</annotation>
  </semantics>
</math>
</file>

<file path=Object 13/content.xml><?xml version="1.0" encoding="utf-8"?>
<math xmlns="http://www.w3.org/1998/Math/MathML">
  <semantics>
    <mrow>
      <msup>
        <mrow>
          <mover accent="true">
            <mi>y</mi>
            <mo stretchy="false">̃</mo>
          </mover>
        </mrow>
        <mrow>
          <mo stretchy="false">α</mo>
        </mrow>
      </msup>
    </mrow>
    <annotation encoding="StarMath 5.0">{tilde y}^{%alpha }</annotation>
  </semantics>
</math>
</file>

<file path=Object 14/content.xml><?xml version="1.0" encoding="utf-8"?>
<math xmlns="http://www.w3.org/1998/Math/MathML">
  <semantics>
    <mrow>
      <msup>
        <mi>y</mi>
        <mrow>
          <mo stretchy="false">α</mo>
        </mrow>
      </msup>
      <mn>.</mn>
    </mrow>
    <annotation encoding="StarMath 5.0">y^{%alpha}.</annotation>
  </semantics>
</math>
</file>

<file path=Object 15/content.xml><?xml version="1.0" encoding="utf-8"?>
<math xmlns="http://www.w3.org/1998/Math/MathML">
  <semantics>
    <mrow>
      <mrow>
        <msup>
          <mo stretchy="false">δ</mo>
          <mrow>
            <mo stretchy="false">α</mo>
          </mrow>
        </msup>
        <mo stretchy="false">=</mo>
        <mrow>
          <mo stretchy="false">∣</mo>
          <mrow>
            <mrow>
              <msup>
                <mi>y</mi>
                <mrow>
                  <mo stretchy="false">α</mo>
                </mrow>
              </msup>
              <mo stretchy="false">−</mo>
              <msup>
                <mrow>
                  <mover accent="true">
                    <mi>y</mi>
                    <mo stretchy="false">̃</mo>
                  </mover>
                </mrow>
                <mrow>
                  <mo stretchy="false">α</mo>
                </mrow>
              </msup>
            </mrow>
          </mrow>
          <mo stretchy="false">∣</mo>
        </mrow>
      </mrow>
      <mn>.</mn>
    </mrow>
    <annotation encoding="StarMath 5.0">%delta^{%alpha} = lline y^{%alpha} - {tilde y}^{%alpha} rline .</annotation>
  </semantics>
</math>
</file>

<file path=Object 16/content.xml><?xml version="1.0" encoding="utf-8"?>
<math xmlns="http://www.w3.org/1998/Math/MathML">
  <semantics>
    <mrow>
      <mi>W</mi>
      <mrow>
        <mrow>
          <mo stretchy="false">(</mo>
          <mrow>
            <mrow>
              <mi>t</mi>
              <mo stretchy="false">+</mo>
              <mo stretchy="false">Δ</mo>
            </mrow>
            <mi>T</mi>
          </mrow>
          <mo stretchy="false">)</mo>
        </mrow>
        <mo stretchy="false">=</mo>
        <mi>W</mi>
      </mrow>
      <mrow>
        <mrow>
          <mo stretchy="false">(</mo>
          <mrow>
            <mi>t</mi>
          </mrow>
          <mo stretchy="false">)</mo>
        </mrow>
        <mo stretchy="false">+</mo>
        <mo stretchy="false">η</mo>
      </mrow>
      <mrow>
        <msup>
          <mi>x</mi>
          <mrow>
            <mo stretchy="false">α</mo>
          </mrow>
        </msup>
        <mo stretchy="false">⋅</mo>
        <msup>
          <mrow>
            <mo stretchy="false">(</mo>
            <mrow>
              <msup>
                <mo stretchy="false">δ</mo>
                <mrow>
                  <mo stretchy="false">α</mo>
                </mrow>
              </msup>
            </mrow>
            <mo stretchy="false">)</mo>
          </mrow>
          <mrow>
            <mi>T</mi>
          </mrow>
        </msup>
      </mrow>
      <mi>,</mi>
    </mrow>
    <annotation encoding="StarMath 5.0">W(t+%DELTA T) = W(t) + %eta x^{%alpha} cdot (%delta^{%alpha})^{T} ,</annotation>
  </semantics>
</math>
</file>

<file path=Object 17/content.xml><?xml version="1.0" encoding="utf-8"?>
<math xmlns="http://www.w3.org/1998/Math/MathML">
  <semantics>
    <mrow>
      <mrow>
        <mrow>
          <mn>0</mn>
          <mo stretchy="false">&lt;</mo>
          <mo stretchy="false">η</mo>
        </mrow>
        <mo stretchy="false">&lt;</mo>
        <mn>1</mn>
      </mrow>
    </mrow>
    <annotation encoding="StarMath 5.0">0 &lt; %eta &lt; 1 </annotation>
  </semantics>
</math>
</file>

<file path=Object 18/content.xml><?xml version="1.0" encoding="utf-8"?>
<math xmlns="http://www.w3.org/1998/Math/MathML">
  <semantics>
    <mrow>
      <mrow>
        <msub>
          <mi>x</mi>
          <mrow>
            <mi>j</mi>
          </mrow>
        </msub>
        <mo stretchy="false">=</mo>
        <mrow>
          <munder>
            <mo stretchy="false">∑</mo>
            <mrow>
              <mi>i</mi>
            </mrow>
          </munder>
          <msub>
            <mi>W</mi>
            <mrow>
              <mi mathvariant="italic">ij</mi>
            </mrow>
          </msub>
        </mrow>
      </mrow>
      <msubsup>
        <mi>x</mi>
        <mrow>
          <mi>i</mi>
        </mrow>
        <mrow>
          <mo stretchy="false">α</mo>
        </mrow>
      </msubsup>
      <mi>;</mi>
      <mrow>
        <msub>
          <mi>y</mi>
          <mrow>
            <mi>j</mi>
          </mrow>
        </msub>
        <mo stretchy="false">=</mo>
        <mi>f</mi>
      </mrow>
      <mrow>
        <mo stretchy="false">(</mo>
        <mrow>
          <msub>
            <mi>x</mi>
            <mrow>
              <mi>j</mi>
            </mrow>
          </msub>
        </mrow>
        <mo stretchy="false">)</mo>
      </mrow>
    </mrow>
    <annotation encoding="StarMath 5.0">x_{j} = sum from{i} W_{ij}x_{i}^{%alpha}; y_{j} = f(x_{j})</annotation>
  </semantics>
</math>
</file>

<file path=Object 19/content.xml><?xml version="1.0" encoding="utf-8"?>
<math xmlns="http://www.w3.org/1998/Math/MathML">
  <semantics>
    <mrow>
      <mrow>
        <msub>
          <mi>x</mi>
          <mrow>
            <mi>k</mi>
          </mrow>
        </msub>
        <mo stretchy="false">=</mo>
        <mrow>
          <munder>
            <mo stretchy="false">∑</mo>
            <mrow>
              <mi>j</mi>
            </mrow>
          </munder>
          <msub>
            <mi>V</mi>
            <mrow>
              <mi mathvariant="italic">jk</mi>
            </mrow>
          </msub>
        </mrow>
      </mrow>
      <msub>
        <mi>y</mi>
        <mrow>
          <mi>j</mi>
        </mrow>
      </msub>
      <mi>;</mi>
      <mrow>
        <msub>
          <mi>y</mi>
          <mrow>
            <mi>k</mi>
          </mrow>
        </msub>
        <mo stretchy="false">=</mo>
        <mi>f</mi>
      </mrow>
      <mrow>
        <mo stretchy="false">(</mo>
        <mrow>
          <msub>
            <mi>x</mi>
            <mrow>
              <mi>k</mi>
            </mrow>
          </msub>
        </mrow>
        <mo stretchy="false">)</mo>
      </mrow>
    </mrow>
    <annotation encoding="StarMath 5.0">x_{k} = sum from{j} V_{jk}y_{j}; y_{k} = f(x_{k})</annotation>
  </semantics>
</math>
</file>

<file path=Object 2/content.xml><?xml version="1.0" encoding="utf-8"?>
<math xmlns="http://www.w3.org/1998/Math/MathML">
  <semantics>
    <mrow>
      <mrow>
        <mo stretchy="false">∣</mo>
        <mrow>
          <mrow>
            <msub>
              <mi>d</mi>
              <mrow>
                <mi>i</mi>
              </mrow>
            </msub>
            <mo stretchy="false">⊃</mo>
            <msub>
              <mi>t</mi>
              <mrow>
                <mi>i</mi>
              </mrow>
            </msub>
          </mrow>
        </mrow>
        <mo stretchy="false">∣</mo>
      </mrow>
    </mrow>
    <annotation encoding="StarMath 5.0">lline d_{i} supset t_{i} rline</annotation>
  </semantics>
</math>
</file>

<file path=Object 20/content.xml><?xml version="1.0" encoding="utf-8"?>
<math xmlns="http://www.w3.org/1998/Math/MathML">
  <semantics>
    <mrow>
      <mrow>
        <mi>E</mi>
        <mo stretchy="false">=</mo>
        <mrow>
          <mn>1</mn>
          <mo stretchy="false">/</mo>
          <mn>2</mn>
        </mrow>
      </mrow>
      <mrow>
        <munder>
          <mo stretchy="false">∑</mo>
          <mrow>
            <mi>k</mi>
          </mrow>
        </munder>
        <msup>
          <mrow>
            <mo stretchy="false">(</mo>
            <mrow>
              <mrow>
                <msub>
                  <mi>y</mi>
                  <mrow>
                    <mi>k</mi>
                  </mrow>
                </msub>
                <mo stretchy="false">−</mo>
                <msubsup>
                  <mi>Y</mi>
                  <mrow>
                    <mi>k</mi>
                  </mrow>
                  <mrow>
                    <mo stretchy="false">α</mo>
                  </mrow>
                </msubsup>
              </mrow>
            </mrow>
            <mo stretchy="false">)</mo>
          </mrow>
          <mn>2</mn>
        </msup>
      </mrow>
    </mrow>
    <annotation encoding="StarMath 5.0">E = 1/2 sum from {k} (y_{k}-Y_{k}^{%alpha})^2</annotation>
  </semantics>
</math>
</file>

<file path=Object 21/content.xml><?xml version="1.0" encoding="utf-8"?>
<math xmlns="http://www.w3.org/1998/Math/MathML">
  <semantics>
    <mrow>
      <msub>
        <mi>V</mi>
        <mrow>
          <mi mathvariant="italic">ij</mi>
        </mrow>
      </msub>
      <mrow>
        <mrow>
          <mo stretchy="false">(</mo>
          <mrow>
            <mrow>
              <mi>t</mi>
              <mo stretchy="false">+</mo>
              <mn>1</mn>
            </mrow>
          </mrow>
          <mo stretchy="false">)</mo>
        </mrow>
        <mo stretchy="false">=</mo>
        <msub>
          <mi>V</mi>
          <mrow>
            <mi mathvariant="italic">jk</mi>
          </mrow>
        </msub>
      </mrow>
      <mrow>
        <mrow>
          <mo stretchy="false">(</mo>
          <mrow>
            <mi>t</mi>
          </mrow>
          <mo stretchy="false">)</mo>
        </mrow>
        <mo stretchy="false">−</mo>
        <mrow>
          <mi>h</mi>
          <mo stretchy="false">⋅</mo>
          <mrow>
            <mfrac>
              <mrow>
                <mo stretchy="false">∂</mo>
                <mi>E</mi>
              </mrow>
              <mrow>
                <mo stretchy="false">∂</mo>
                <msub>
                  <mi>V</mi>
                  <mrow>
                    <mi mathvariant="italic">jk</mi>
                  </mrow>
                </msub>
              </mrow>
            </mfrac>
          </mrow>
        </mrow>
      </mrow>
    </mrow>
    <annotation encoding="StarMath 5.0">V_{ij}(t+1) = V_{jk}(t) - h cdot {{partial E} over {partial V_{jk}}}</annotation>
  </semantics>
</math>
</file>

<file path=Object 22/content.xml><?xml version="1.0" encoding="utf-8"?>
<math xmlns="http://www.w3.org/1998/Math/MathML">
  <semantics>
    <mtable>
      <mtr>
        <mtd>
          <mrow>
            <mrow>
              <mrow>
                <mfrac>
                  <mrow>
                    <mo stretchy="false">∂</mo>
                    <mi>E</mi>
                  </mrow>
                  <mrow>
                    <mo stretchy="false">∂</mo>
                    <msub>
                      <mi>y</mi>
                      <mrow>
                        <mi>k</mi>
                      </mrow>
                    </msub>
                  </mrow>
                </mfrac>
                <mo stretchy="false">=</mo>
                <msub>
                  <mo stretchy="false">δ</mo>
                  <mrow>
                    <mi>k</mi>
                  </mrow>
                </msub>
              </mrow>
              <mo stretchy="false">=</mo>
              <mrow>
                <mo stretchy="false">(</mo>
                <mrow>
                  <mrow>
                    <msub>
                      <mi>y</mi>
                      <mrow>
                        <mi>k</mi>
                      </mrow>
                    </msub>
                    <mo stretchy="false">−</mo>
                    <msubsup>
                      <mi>Y</mi>
                      <mrow>
                        <mi>k</mi>
                      </mrow>
                      <mrow>
                        <mo stretchy="false">α</mo>
                      </mrow>
                    </msubsup>
                  </mrow>
                </mrow>
                <mo stretchy="false">)</mo>
              </mrow>
            </mrow>
          </mrow>
        </mtd>
      </mtr>
      <mtr>
        <mtd>
          <mrow>
            <mrow>
              <mrow>
                <mfrac>
                  <mrow>
                    <mo stretchy="false">∂</mo>
                    <mi>E</mi>
                  </mrow>
                  <mrow>
                    <mo stretchy="false">∂</mo>
                    <msub>
                      <mi>x</mi>
                      <mrow>
                        <mi>k</mi>
                      </mrow>
                    </msub>
                  </mrow>
                </mfrac>
                <mo stretchy="false">=</mo>
                <mrow>
                  <mrow>
                    <mfrac>
                      <mrow>
                        <mo stretchy="false">∂</mo>
                        <mi>E</mi>
                      </mrow>
                      <mrow>
                        <mo stretchy="false">∂</mo>
                        <msub>
                          <mi>y</mi>
                          <mrow>
                            <mi>k</mi>
                          </mrow>
                        </msub>
                      </mrow>
                    </mfrac>
                  </mrow>
                  <mo stretchy="false">⋅</mo>
                  <mrow>
                    <mfrac>
                      <mrow>
                        <mo stretchy="false">∂</mo>
                        <msub>
                          <mi>y</mi>
                          <mrow>
                            <mi>k</mi>
                          </mrow>
                        </msub>
                      </mrow>
                      <mrow>
                        <mo stretchy="false">∂</mo>
                        <msub>
                          <mi>x</mi>
                          <mrow>
                            <mi>k</mi>
                          </mrow>
                        </msub>
                      </mrow>
                    </mfrac>
                  </mrow>
                </mrow>
              </mrow>
              <mo stretchy="false">=</mo>
              <mrow>
                <msub>
                  <mo stretchy="false">δ</mo>
                  <mrow>
                    <mi>k</mi>
                  </mrow>
                </msub>
                <mo stretchy="false">⋅</mo>
                <msub>
                  <mi>y</mi>
                  <mrow>
                    <mi>k</mi>
                  </mrow>
                </msub>
              </mrow>
            </mrow>
            <mrow>
              <mo stretchy="false">(</mo>
              <mrow>
                <mrow>
                  <mn>1</mn>
                  <mo stretchy="false">−</mo>
                  <msub>
                    <mi>y</mi>
                    <mrow>
                      <mi>k</mi>
                    </mrow>
                  </msub>
                </mrow>
              </mrow>
              <mo stretchy="false">)</mo>
            </mrow>
          </mrow>
        </mtd>
      </mtr>
      <mtr>
        <mtd>
          <mrow>
            <mrow>
              <mrow>
                <mfrac>
                  <mrow>
                    <mo stretchy="false">∂</mo>
                    <mi>E</mi>
                  </mrow>
                  <mrow>
                    <mo stretchy="false">∂</mo>
                    <msub>
                      <mi>V</mi>
                      <mrow>
                        <mi mathvariant="italic">jk</mi>
                      </mrow>
                    </msub>
                  </mrow>
                </mfrac>
                <mo stretchy="false">=</mo>
                <mrow>
                  <mrow>
                    <mrow>
                      <mfrac>
                        <mrow>
                          <mo stretchy="false">∂</mo>
                          <mi>E</mi>
                        </mrow>
                        <mrow>
                          <mo stretchy="false">∂</mo>
                          <msub>
                            <mi>y</mi>
                            <mrow>
                              <mi>k</mi>
                            </mrow>
                          </msub>
                        </mrow>
                      </mfrac>
                    </mrow>
                    <mo stretchy="false">⋅</mo>
                    <mrow>
                      <mfrac>
                        <mrow>
                          <mo stretchy="false">∂</mo>
                          <msub>
                            <mi>y</mi>
                            <mrow>
                              <mi>k</mi>
                            </mrow>
                          </msub>
                        </mrow>
                        <mrow>
                          <mo stretchy="false">∂</mo>
                          <msub>
                            <mi>x</mi>
                            <mrow>
                              <mi>k</mi>
                            </mrow>
                          </msub>
                        </mrow>
                      </mfrac>
                    </mrow>
                  </mrow>
                  <mo stretchy="false">⋅</mo>
                  <mrow>
                    <mfrac>
                      <mrow>
                        <mo stretchy="false">∂</mo>
                        <msub>
                          <mi>x</mi>
                          <mrow>
                            <mi>k</mi>
                          </mrow>
                        </msub>
                      </mrow>
                      <mrow>
                        <mo stretchy="false">∂</mo>
                        <msub>
                          <mi>V</mi>
                          <mrow>
                            <mi mathvariant="italic">jk</mi>
                          </mrow>
                        </msub>
                      </mrow>
                    </mfrac>
                  </mrow>
                </mrow>
              </mrow>
              <mo stretchy="false">=</mo>
              <mrow>
                <msub>
                  <mo stretchy="false">δ</mo>
                  <mrow>
                    <mi>k</mi>
                  </mrow>
                </msub>
                <mo stretchy="false">⋅</mo>
                <msub>
                  <mi>y</mi>
                  <mrow>
                    <mi>k</mi>
                  </mrow>
                </msub>
              </mrow>
            </mrow>
            <mrow>
              <mrow>
                <mo stretchy="false">(</mo>
                <mrow>
                  <mrow>
                    <mn>1</mn>
                    <mo stretchy="false">−</mo>
                    <msub>
                      <mi>y</mi>
                      <mrow>
                        <mi>k</mi>
                      </mrow>
                    </msub>
                  </mrow>
                </mrow>
                <mo stretchy="false">)</mo>
              </mrow>
              <mo stretchy="false">⋅</mo>
              <msub>
                <mi>y</mi>
                <mrow>
                  <mi>j</mi>
                </mrow>
              </msub>
            </mrow>
          </mrow>
        </mtd>
      </mtr>
      <mtr>
        <mtd>
          <mrow/>
        </mtd>
      </mtr>
    </mtable>
    <annotation encoding="StarMath 5.0">alignl {partial E} over {partial y_{k}} = %delta_{k} = (y_{k} - Y_{k}^{%alpha})newline
alignl {partial E} over {partial x_{k}} = {{partial E} over {partial y_{k}}} cdot {{partial y_{k}} over {partial x_{k}}} = %delta_{k} cdot y_{k}(1 - y_{k})newline
alignl {partial E} over {partial V_{jk}} = {{partial E} over {partial y_{k}}} cdot {{partial y_{k}} over {partial x_{k}}} cdot {{partial x_{k}} over {partial V_{jk}}} = %delta_{k} cdot y_{k}(1 - y_{k}) cdot y_{j}newline
</annotation>
  </semantics>
</math>
</file>

<file path=Object 23/content.xml><?xml version="1.0" encoding="utf-8"?>
<math xmlns="http://www.w3.org/1998/Math/MathML">
  <semantics>
    <mrow>
      <msub>
        <mi>W</mi>
        <mrow>
          <mi mathvariant="italic">ij</mi>
        </mrow>
      </msub>
      <mrow>
        <mrow>
          <mo stretchy="false">(</mo>
          <mrow>
            <mrow>
              <mi>t</mi>
              <mo stretchy="false">+</mo>
              <mn>1</mn>
            </mrow>
          </mrow>
          <mo stretchy="false">)</mo>
        </mrow>
        <mo stretchy="false">=</mo>
        <msub>
          <mi>W</mi>
          <mrow>
            <mi mathvariant="italic">ij</mi>
          </mrow>
        </msub>
      </mrow>
      <mrow>
        <mrow>
          <mo stretchy="false">(</mo>
          <mrow>
            <mi>t</mi>
          </mrow>
          <mo stretchy="false">)</mo>
        </mrow>
        <mo stretchy="false">−</mo>
        <mrow>
          <mi>h</mi>
          <mo stretchy="false">⋅</mo>
          <mrow>
            <mfrac>
              <mrow>
                <mo stretchy="false">∂</mo>
                <mi>E</mi>
              </mrow>
              <mrow>
                <mo stretchy="false">∂</mo>
                <msub>
                  <mi>W</mi>
                  <mrow>
                    <mi mathvariant="italic">ij</mi>
                  </mrow>
                </msub>
              </mrow>
            </mfrac>
          </mrow>
        </mrow>
      </mrow>
    </mrow>
    <annotation encoding="StarMath 5.0">W_{ij}(t+1) = W_{ij}(t) - h cdot {{partial E} over {partial W_{ij}}}</annotation>
  </semantics>
</math>
</file>

<file path=Object 24/content.xml><?xml version="1.0" encoding="utf-8"?>
<math xmlns="http://www.w3.org/1998/Math/MathML">
  <semantics>
    <mtable>
      <mtr>
        <mtd>
          <mrow>
            <mrow>
              <mrow>
                <mfrac>
                  <mrow>
                    <mo stretchy="false">∂</mo>
                    <mi>E</mi>
                  </mrow>
                  <mrow>
                    <mo stretchy="false">∂</mo>
                    <msub>
                      <mi>x</mi>
                      <mrow>
                        <mi>k</mi>
                      </mrow>
                    </msub>
                  </mrow>
                </mfrac>
                <mo stretchy="false">=</mo>
                <mrow>
                  <mrow>
                    <mfrac>
                      <mrow>
                        <mo stretchy="false">∂</mo>
                        <mi>E</mi>
                      </mrow>
                      <mrow>
                        <mo stretchy="false">∂</mo>
                        <msub>
                          <mi>y</mi>
                          <mrow>
                            <mi>k</mi>
                          </mrow>
                        </msub>
                      </mrow>
                    </mfrac>
                  </mrow>
                  <mo stretchy="false">⋅</mo>
                  <mrow>
                    <mfrac>
                      <mrow>
                        <mo stretchy="false">∂</mo>
                        <msub>
                          <mi>y</mi>
                          <mrow>
                            <mi>k</mi>
                          </mrow>
                        </msub>
                      </mrow>
                      <mrow>
                        <mo stretchy="false">∂</mo>
                        <msub>
                          <mi>x</mi>
                          <mrow>
                            <mi>k</mi>
                          </mrow>
                        </msub>
                      </mrow>
                    </mfrac>
                  </mrow>
                </mrow>
              </mrow>
              <mo stretchy="false">=</mo>
              <mrow>
                <msub>
                  <mo stretchy="false">δ</mo>
                  <mrow>
                    <mi>k</mi>
                  </mrow>
                </msub>
                <mo stretchy="false">⋅</mo>
                <msub>
                  <mi>y</mi>
                  <mrow>
                    <mi>k</mi>
                  </mrow>
                </msub>
              </mrow>
            </mrow>
            <mrow>
              <mo stretchy="false">(</mo>
              <mrow>
                <mrow>
                  <mn>1</mn>
                  <mo stretchy="false">−</mo>
                  <msub>
                    <mi>y</mi>
                    <mrow>
                      <mi>k</mi>
                    </mrow>
                  </msub>
                </mrow>
              </mrow>
              <mo stretchy="false">)</mo>
            </mrow>
          </mrow>
        </mtd>
      </mtr>
      <mtr>
        <mtd>
          <mrow>
            <mrow>
              <mrow>
                <mrow>
                  <mfrac>
                    <mrow>
                      <mo stretchy="false">∂</mo>
                      <mi>E</mi>
                    </mrow>
                    <mrow>
                      <mo stretchy="false">∂</mo>
                      <msub>
                        <mi>y</mi>
                        <mrow>
                          <mi>k</mi>
                        </mrow>
                      </msub>
                    </mrow>
                  </mfrac>
                  <mo stretchy="false">=</mo>
                  <msub>
                    <mo stretchy="false">δ</mo>
                    <mrow>
                      <mi>k</mi>
                    </mrow>
                  </msub>
                </mrow>
                <mo stretchy="false">=</mo>
                <mrow>
                  <mrow>
                    <munder>
                      <mo stretchy="false">∑</mo>
                      <mrow>
                        <mi>k</mi>
                      </mrow>
                    </munder>
                    <mrow>
                      <mfrac>
                        <mrow>
                          <mo stretchy="false">∂</mo>
                          <mi>E</mi>
                        </mrow>
                        <mrow>
                          <mo stretchy="false">∂</mo>
                          <msub>
                            <mi>x</mi>
                            <mrow>
                              <mi>k</mi>
                            </mrow>
                          </msub>
                        </mrow>
                      </mfrac>
                    </mrow>
                  </mrow>
                  <mo stretchy="false">⋅</mo>
                  <mrow>
                    <mfrac>
                      <mrow>
                        <mo stretchy="false">∂</mo>
                        <msub>
                          <mi>x</mi>
                          <mrow>
                            <mi>k</mi>
                          </mrow>
                        </msub>
                      </mrow>
                      <mrow>
                        <mo stretchy="false">∂</mo>
                        <msub>
                          <mi>y</mi>
                          <mrow>
                            <mi>j</mi>
                          </mrow>
                        </msub>
                      </mrow>
                    </mfrac>
                  </mrow>
                </mrow>
              </mrow>
              <mo stretchy="false">=</mo>
              <mrow>
                <mrow>
                  <munder>
                    <mo stretchy="false">∑</mo>
                    <mrow>
                      <mi>k</mi>
                    </mrow>
                  </munder>
                  <msub>
                    <mo stretchy="false">δ</mo>
                    <mrow>
                      <mi>k</mi>
                    </mrow>
                  </msub>
                </mrow>
                <mo stretchy="false">⋅</mo>
                <msub>
                  <mi>y</mi>
                  <mrow>
                    <mi>k</mi>
                  </mrow>
                </msub>
              </mrow>
            </mrow>
            <mrow>
              <mrow>
                <mo stretchy="false">(</mo>
                <mrow>
                  <mrow>
                    <mn>1</mn>
                    <mo stretchy="false">−</mo>
                    <msub>
                      <mi>y</mi>
                      <mrow>
                        <mi>k</mi>
                      </mrow>
                    </msub>
                  </mrow>
                </mrow>
                <mo stretchy="false">)</mo>
              </mrow>
              <mo stretchy="false">⋅</mo>
              <mrow>
                <msub>
                  <mi>V</mi>
                  <mrow>
                    <mi mathvariant="italic">jk</mi>
                  </mrow>
                </msub>
              </mrow>
            </mrow>
          </mrow>
        </mtd>
      </mtr>
      <mtr>
        <mtd>
          <mrow>
            <mrow>
              <mrow>
                <mfrac>
                  <mrow>
                    <mo stretchy="false">∂</mo>
                    <mi>E</mi>
                  </mrow>
                  <mrow>
                    <mo stretchy="false">∂</mo>
                    <msub>
                      <mi>W</mi>
                      <mrow>
                        <mi mathvariant="italic">ij</mi>
                      </mrow>
                    </msub>
                  </mrow>
                </mfrac>
                <mo stretchy="false">=</mo>
                <mrow>
                  <mrow>
                    <mrow>
                      <mfrac>
                        <mrow>
                          <mo stretchy="false">∂</mo>
                          <mi>E</mi>
                        </mrow>
                        <mrow>
                          <mo stretchy="false">∂</mo>
                          <msub>
                            <mi>y</mi>
                            <mrow>
                              <mi>j</mi>
                            </mrow>
                          </msub>
                        </mrow>
                      </mfrac>
                    </mrow>
                    <mo stretchy="false">⋅</mo>
                    <mrow>
                      <mfrac>
                        <mrow>
                          <mo stretchy="false">∂</mo>
                          <msub>
                            <mi>y</mi>
                            <mrow>
                              <mi>j</mi>
                            </mrow>
                          </msub>
                        </mrow>
                        <mrow>
                          <mo stretchy="false">∂</mo>
                          <msub>
                            <mi>x</mi>
                            <mrow>
                              <mi>j</mi>
                            </mrow>
                          </msub>
                        </mrow>
                      </mfrac>
                    </mrow>
                  </mrow>
                  <mo stretchy="false">⋅</mo>
                  <mrow>
                    <mfrac>
                      <mrow>
                        <mo stretchy="false">∂</mo>
                        <msub>
                          <mi>x</mi>
                          <mrow>
                            <mi>j</mi>
                          </mrow>
                        </msub>
                      </mrow>
                      <mrow>
                        <mo stretchy="false">∂</mo>
                        <msub>
                          <mi>W</mi>
                          <mrow>
                            <mi mathvariant="italic">ij</mi>
                          </mrow>
                        </msub>
                      </mrow>
                    </mfrac>
                  </mrow>
                </mrow>
              </mrow>
              <mo stretchy="false">=</mo>
              <mrow>
                <msub>
                  <mo stretchy="false">δ</mo>
                  <mrow>
                    <mi>j</mi>
                  </mrow>
                </msub>
                <mo stretchy="false">⋅</mo>
                <msub>
                  <mi>y</mi>
                  <mrow>
                    <mi>j</mi>
                  </mrow>
                </msub>
              </mrow>
            </mrow>
            <mrow>
              <mrow>
                <mrow>
                  <mo stretchy="false">(</mo>
                  <mrow>
                    <mrow>
                      <mn>1</mn>
                      <mo stretchy="false">−</mo>
                      <msub>
                        <mi>y</mi>
                        <mrow>
                          <mi>j</mi>
                        </mrow>
                      </msub>
                    </mrow>
                  </mrow>
                  <mo stretchy="false">)</mo>
                </mrow>
                <mo stretchy="false">⋅</mo>
                <msubsup>
                  <mi>X</mi>
                  <mrow>
                    <mi>i</mi>
                  </mrow>
                  <mrow>
                    <mo stretchy="false">α</mo>
                  </mrow>
                </msubsup>
              </mrow>
              <mo stretchy="false">=</mo>
              <mi/>
            </mrow>
          </mrow>
        </mtd>
      </mtr>
      <mtr>
        <mtd>
          <mrow>
            <mrow>
              <mi/>
              <mo stretchy="false">=</mo>
              <mrow>
                <mrow>
                  <mo stretchy="false">[</mo>
                  <mrow>
                    <mrow>
                      <mrow>
                        <munder>
                          <mo stretchy="false">∑</mo>
                          <mrow>
                            <mi>k</mi>
                          </mrow>
                        </munder>
                        <msub>
                          <mo stretchy="false">δ</mo>
                          <mrow>
                            <mi>k</mi>
                          </mrow>
                        </msub>
                      </mrow>
                      <mo stretchy="false">⋅</mo>
                      <msub>
                        <mi>y</mi>
                        <mrow>
                          <mi>k</mi>
                        </mrow>
                      </msub>
                    </mrow>
                    <mrow>
                      <mrow>
                        <mo stretchy="false">(</mo>
                        <mrow>
                          <mrow>
                            <mn>1</mn>
                            <mo stretchy="false">−</mo>
                            <msub>
                              <mi>y</mi>
                              <mrow>
                                <mi>k</mi>
                              </mrow>
                            </msub>
                          </mrow>
                        </mrow>
                        <mo stretchy="false">)</mo>
                      </mrow>
                      <mo stretchy="false">⋅</mo>
                      <mrow>
                        <msub>
                          <mi>V</mi>
                          <mrow>
                            <mi mathvariant="italic">jk</mi>
                          </mrow>
                        </msub>
                      </mrow>
                    </mrow>
                  </mrow>
                  <mo stretchy="false">]</mo>
                </mrow>
                <mo stretchy="false">⋅</mo>
                <mrow>
                  <mo stretchy="false">[</mo>
                  <mrow>
                    <msub>
                      <mi>y</mi>
                      <mrow>
                        <mi>j</mi>
                      </mrow>
                    </msub>
                    <mrow>
                      <mrow>
                        <mo stretchy="false">(</mo>
                        <mrow>
                          <mrow>
                            <mn>1</mn>
                            <mo stretchy="false">−</mo>
                            <msub>
                              <mi>y</mi>
                              <mrow>
                                <mi>j</mi>
                              </mrow>
                            </msub>
                          </mrow>
                        </mrow>
                        <mo stretchy="false">)</mo>
                      </mrow>
                      <mo stretchy="false">⋅</mo>
                      <msubsup>
                        <mi>X</mi>
                        <mrow>
                          <mi>i</mi>
                        </mrow>
                        <mrow>
                          <mo stretchy="false">α</mo>
                        </mrow>
                      </msubsup>
                    </mrow>
                  </mrow>
                  <mo stretchy="false">]</mo>
                </mrow>
              </mrow>
            </mrow>
          </mrow>
        </mtd>
      </mtr>
    </mtable>
    <annotation encoding="StarMath 5.0">alignl {partial E} over {partial x_{k}} = {{partial E} over {partial y_{k}}} cdot {{partial y_{k}} over {partial x_{k}}} = %delta_{k} cdot y_{k}(1 - y_{k})newline
alignl {partial E} over {partial y_{k}} = %delta_{k} = sum from {k} {{partial E} over {partial x_{k}}} cdot {{partial x_{k}} over {partial y_{j}}} = sum from {k}%delta_{k} cdot y_{k}(1-y_{k})cdot{V_{jk}}newline
alignl {partial E} over {partial W_{ij}} = {{partial E} over {partial y_{j}}} cdot {{partial y_{j}} over {partial x_{j}}} cdot {{partial x_{j}} over {partial W_{ij}}} = %delta_{j} cdot y_{j}(1 - y_{j}) cdot X_{i}^{%alpha} =` newline 
alignl `= [sum from {k}%delta_{k} cdot y_{k}(1-y_{k})cdot{V_{jk}}] cdot [y_{j}(1 - y_{j}) cdot X_{i}^{%alpha}]  
</annotation>
  </semantics>
</math>
</file>

<file path=Object 25/content.xml><?xml version="1.0" encoding="utf-8"?>
<math xmlns="http://www.w3.org/1998/Math/MathML">
  <semantics>
    <mrow>
      <mi>f</mi>
      <mrow>
        <mrow>
          <mo stretchy="false">(</mo>
          <mrow>
            <mi>x</mi>
          </mrow>
          <mo stretchy="false">)</mo>
        </mrow>
        <mo stretchy="false">=</mo>
        <mfrac>
          <mn>1</mn>
          <mrow>
            <mrow>
              <mo stretchy="false">(</mo>
              <mrow>
                <mrow>
                  <mn>1</mn>
                  <mo stretchy="false">+</mo>
                  <mi>exp</mi>
                </mrow>
                <mrow>
                  <mo stretchy="false">(</mo>
                  <mrow>
                    <mrow>
                      <mo stretchy="false">−</mo>
                      <mrow>
                        <mo stretchy="false">[</mo>
                        <mrow>
                          <mrow>
                            <munder>
                              <mo stretchy="false">∑</mo>
                              <mrow>
                                <mi>i</mi>
                              </mrow>
                            </munder>
                            <msub>
                              <mi>W</mi>
                              <mrow>
                                <mi>i</mi>
                              </mrow>
                            </msub>
                          </mrow>
                          <mrow>
                            <msub>
                              <mi>x</mi>
                              <mrow>
                                <mi>i</mi>
                              </mrow>
                            </msub>
                            <mo stretchy="false">−</mo>
                            <mo stretchy="false">Θ</mo>
                          </mrow>
                        </mrow>
                        <mo stretchy="false">]</mo>
                      </mrow>
                    </mrow>
                  </mrow>
                  <mo stretchy="false">)</mo>
                </mrow>
              </mrow>
              <mo stretchy="false">)</mo>
            </mrow>
          </mrow>
        </mfrac>
      </mrow>
    </mrow>
    <annotation encoding="StarMath 5.0">f(x) = 1 over {(1 + exp(-[sum from {i} W_{i}x_{i} - %THETA ]))} </annotation>
  </semantics>
</math>
</file>

<file path=Object 26/content.xml><?xml version="1.0" encoding="utf-8"?>
<math xmlns="http://www.w3.org/1998/Math/MathML">
  <semantics>
    <mrow>
      <msup>
        <mi>x</mi>
        <mrow>
          <mo stretchy="false">α</mo>
        </mrow>
      </msup>
      <mi>,</mi>
    </mrow>
    <annotation encoding="StarMath 5.0">x^{%alpha},</annotation>
  </semantics>
</math>
</file>

<file path=Object 27/content.xml><?xml version="1.0" encoding="utf-8"?>
<math xmlns="http://www.w3.org/1998/Math/MathML">
  <semantics>
    <mrow>
      <mi>f</mi>
      <mi>'</mi>
      <mrow>
        <mrow>
          <mo stretchy="false">(</mo>
          <mrow>
            <mi>x</mi>
          </mrow>
          <mo stretchy="false">)</mo>
        </mrow>
        <mo stretchy="false">=</mo>
        <mi>f</mi>
      </mrow>
      <mrow>
        <mo stretchy="false">(</mo>
        <mrow>
          <mrow>
            <mn>1</mn>
            <mo stretchy="false">−</mo>
            <mi>f</mi>
          </mrow>
        </mrow>
        <mo stretchy="false">)</mo>
      </mrow>
      <mn>.</mn>
    </mrow>
    <annotation encoding="StarMath 5.0">f'(x)=f(1-f).</annotation>
  </semantics>
</math>
</file>

<file path=Object 28/content.xml><?xml version="1.0" encoding="utf-8"?>
<math xmlns="http://www.w3.org/1998/Math/MathML">
  <semantics>
    <mrow>
      <msub>
        <mo stretchy="false">δ</mo>
        <mrow>
          <mi>j</mi>
        </mrow>
      </msub>
      <mn>.</mn>
    </mrow>
    <annotation encoding="StarMath 5.0">%delta_{j}.</annotation>
  </semantics>
</math>
</file>

<file path=Object 29/content.xml><?xml version="1.0" encoding="utf-8"?>
<math xmlns="http://www.w3.org/1998/Math/MathML">
  <semantics>
    <mrow>
      <msub>
        <mo stretchy="false">δ</mo>
        <mrow>
          <mi>j</mi>
        </mrow>
      </msub>
    </mrow>
    <annotation encoding="StarMath 5.0">%delta_{j}</annotation>
  </semantics>
</math>
</file>

<file path=Object 3/content.xml><?xml version="1.0" encoding="utf-8"?>
<math xmlns="http://www.w3.org/1998/Math/MathML">
  <semantics>
    <mrow>
      <mi>y</mi>
      <mi mathvariant="normal">:</mi>
      <mi>X</mi>
      <mo stretchy="false">→</mo>
      <mi mathvariant="italic">Y.</mi>
    </mrow>
    <annotation encoding="StarMath 5.0">y: X rightarrow Y.</annotation>
  </semantics>
</math>
</file>

<file path=Object 4/content.xml><?xml version="1.0" encoding="utf-8"?>
<math xmlns="http://www.w3.org/1998/Math/MathML">
  <semantics>
    <mrow>
      <msup>
        <mi>X</mi>
        <mrow>
          <mi>m</mi>
        </mrow>
      </msup>
      <mi>,</mi>
    </mrow>
    <annotation encoding="StarMath 5.0">X^{m},</annotation>
  </semantics>
</math>
</file>

<file path=Object 5/content.xml><?xml version="1.0" encoding="utf-8"?>
<math xmlns="http://www.w3.org/1998/Math/MathML">
  <semantics>
    <mrow>
      <mi>a</mi>
      <mi mathvariant="normal">:</mi>
      <mi>X</mi>
      <mo stretchy="false">→</mo>
      <mi>Y</mi>
      <mi>,</mi>
    </mrow>
    <annotation encoding="StarMath 5.0">a: X rightarrow Y,</annotation>
  </semantics>
</math>
</file>

<file path=Object 6/content.xml><?xml version="1.0" encoding="utf-8"?>
<math xmlns="http://www.w3.org/1998/Math/MathML">
  <semantics>
    <mrow>
      <mrow>
        <mi>x</mi>
        <mo stretchy="false">∈</mo>
        <mi mathvariant="italic">X.</mi>
      </mrow>
    </mrow>
    <annotation encoding="StarMath 5.0">x in X.</annotation>
  </semantics>
</math>
</file>

<file path=Object 7/content.xml><?xml version="1.0" encoding="utf-8"?>
<math xmlns="http://www.w3.org/1998/Math/MathML">
  <semantics>
    <mrow>
      <msub>
        <mi>t</mi>
        <mrow>
          <mi>i</mi>
        </mrow>
      </msub>
      <mn>.</mn>
    </mrow>
    <annotation encoding="StarMath 5.0">t_{i}.</annotation>
  </semantics>
</math>
</file>

<file path=Object 8/content.xml><?xml version="1.0" encoding="utf-8"?>
<math xmlns="http://www.w3.org/1998/Math/MathML">
  <semantics>
    <mrow>
      <mrow>
        <mo stretchy="false">ψ</mo>
        <mo stretchy="false">=</mo>
        <mrow>
          <mo stretchy="false">[</mo>
          <mrow>
            <mrow>
              <munderover>
                <mo stretchy="false">∑</mo>
                <mrow>
                  <mrow>
                    <mi>i</mi>
                    <mo stretchy="false">=</mo>
                    <mn>1</mn>
                  </mrow>
                </mrow>
                <mrow>
                  <mi>m</mi>
                </mrow>
              </munderover>
              <msub>
                <mo stretchy="false">ω</mo>
                <mrow>
                  <mi>i</mi>
                </mrow>
              </msub>
            </mrow>
            <mrow>
              <msub>
                <mi>x</mi>
                <mrow>
                  <mi>i</mi>
                </mrow>
              </msub>
              <mo stretchy="false">&gt;</mo>
              <mo stretchy="false">θ</mo>
            </mrow>
          </mrow>
          <mo stretchy="false">]</mo>
        </mrow>
      </mrow>
      <mi>,</mi>
    </mrow>
    <annotation encoding="StarMath 5.0">%psi= [sum from{i=1} to{m} %omega_{i}x_{i} &gt; %theta ],</annotation>
  </semantics>
</math>
</file>

<file path=Object 9/content.xml><?xml version="1.0" encoding="utf-8"?>
<math xmlns="http://www.w3.org/1998/Math/MathML">
  <semantics>
    <mrow>
      <msub>
        <mo stretchy="false">ω</mo>
        <mrow>
          <mi>i</mi>
        </mrow>
      </msub>
    </mrow>
    <annotation encoding="StarMath 5.0">%omega_{i}</annotation>
  </semantics>
</math>
</file>